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52cm"/>
    </style:style>
    <style:style style:name="co2" style:family="table-column">
      <style:table-column-properties fo:break-before="auto" style:column-width="9.239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6.054cm"/>
    </style:style>
    <style:style style:name="co6" style:family="table-column">
      <style:table-column-properties fo:break-before="auto" style:column-width="5.944cm"/>
    </style:style>
    <style:style style:name="co7" style:family="table-column">
      <style:table-column-properties fo:break-before="auto" style:column-width="4.937cm"/>
    </style:style>
    <style:style style:name="co8" style:family="table-column">
      <style:table-column-properties fo:break-before="auto" style:column-width="3.956cm"/>
    </style:style>
    <style:style style:name="co9" style:family="table-column">
      <style:table-column-properties fo:break-before="auto" style:column-width="8.641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5000" number:language="en" number:country="GB">
      <number:number number:min-integer-digits="1"/>
    </number:number-style>
    <style:style style:name="ce1" style:family="table-cell" style:parent-style-name="Default" style:data-style-name="N5000"/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 style:data-style-name="N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number-columns-repeated="11" table:default-cell-style-name="Default"/>
        <table:table-row table:style-name="ro1">
          <table:table-cell office:value-type="string">
            <text:p>_ID</text:p>
          </table:table-cell>
          <table:table-cell office:value-type="string">
            <text:p>LIEU_DISTRIBUTION</text:p>
          </table:table-cell>
          <table:table-cell office:value-type="string">
            <text:p>TYPE_LIEU</text:p>
          </table:table-cell>
          <table:table-cell office:value-type="string">
            <text:p>NUMERO</text:p>
          </table:table-cell>
          <table:table-cell office:value-type="string">
            <text:p>ADRESSE</text:p>
          </table:table-cell>
          <table:table-cell office:value-type="string">
            <text:p>QUARTIER</text:p>
          </table:table-cell>
          <table:table-cell office:value-type="string">
            <text:p>QUARTIER_CIBLE</text:p>
          </table:table-cell>
          <table:table-cell office:value-type="string">
            <text:p>TYPE_DISTRIBUTION</text:p>
          </table:table-cell>
          <table:table-cell office:value-type="string">
            <text:p>HORAIRES</text:p>
          </table:table-cell>
          <table:table-cell office:value-type="string">
            <text:p>CODE_POSTAL</text:p>
          </table:table-cell>
          <table:table-cell office:value-type="string">
            <text:p>COMMUN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lundi</text:p>
          </table:table-cell>
          <table:table-cell office:value-type="string">
            <text:p>mardi</text:p>
          </table:table-cell>
          <table:table-cell office:value-type="string">
            <text:p>mercredi</text:p>
          </table:table-cell>
          <table:table-cell office:value-type="string">
            <text:p>jeudi</text:p>
          </table:table-cell>
          <table:table-cell office:value-type="string">
            <text:p>vendredi</text:p>
          </table:table-cell>
          <table:table-cell office:value-type="string">
            <text:p>samedi</text:p>
          </table:table-cell>
          <table:table-cell office:value-type="string">
            <text:p>dimanche</text:p>
          </table:table-cell>
          <table:table-cell office:value-type="string">
            <text:p>distance</text:p>
          </table:table-cell>
          <table:table-cell table:number-columns-repeated="2"/>
          <table:table-cell office:value-type="string">
            <text:p>résultat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afé la butte</text:p>
          </table:table-cell>
          <table:table-cell office:value-type="string">
            <text:p>Commerce</text:p>
          </table:table-cell>
          <table:table-cell office:value-type="float" office:value="2">
            <text:p>2</text:p>
          </table:table-cell>
          <table:table-cell office:value-type="string">
            <text:p>Rue des Garennes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021494514881</text:p>
          </table:table-cell>
          <table:table-cell office:value-type="float" office:value="-1.5788826971568">
            <text:p>-1,5788826972</text:p>
          </table:table-cell>
          <table:table-cell table:number-columns-repeated="2" office:value-type="string">
            <text:p>De 7h30 à 20h,</text:p>
          </table:table-cell>
          <table:table-cell office:value-type="string">
            <text:p>fermé</text:p>
          </table:table-cell>
          <table:table-cell table:number-columns-repeated="2" office:value-type="string">
            <text:p>De 7h30 à 20h,</text:p>
          </table:table-cell>
          <table:table-cell office:value-type="string">
            <text:p>De 9h à 20h,</text:p>
          </table:table-cell>
          <table:table-cell office:value-type="string">
            <text:p>De 9h à 14h,</text:p>
          </table:table-cell>
          <table:table-cell table:style-name="ce3" table:formula="of:=6378000*ACOS(SIN(RADIANS([.L2]))*SIN(RADIANS([.$X$2]))+COS(RADIANS([.L2]))*COS(RADIANS([.$X$2]))*COS(RADIANS([.M2])-RADIANS([.$Y$2])))" office:value-type="float" office:value="4843.20520338996">
            <text:p>4843</text:p>
          </table:table-cell>
          <table:table-cell table:number-columns-repeated="2"/>
          <table:table-cell office:value-type="float" office:value="47.234298554304">
            <text:p>47,2342985543</text:p>
          </table:table-cell>
          <table:table-cell office:value-type="float" office:value="-1.535721412894">
            <text:p>-1,535721412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picerie Aux 4 saisons</text:p>
          </table:table-cell>
          <table:table-cell office:value-type="string">
            <text:p>Commerce</text:p>
          </table:table-cell>
          <table:table-cell office:value-type="float" office:value="36">
            <text:p>36</text:p>
          </table:table-cell>
          <table:table-cell office:value-type="string">
            <text:p>Boulevard Winston Churchill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083771057784</text:p>
          </table:table-cell>
          <table:table-cell office:value-type="float" office:value="-1.6111858562208">
            <text:p>-1,6111858562</text:p>
          </table:table-cell>
          <table:table-cell office:value-type="string">
            <text:p>fermé</text:p>
          </table:table-cell>
          <table:table-cell table:number-columns-repeated="5" office:value-type="string">
            <text:p>de 7h à 13h et de 15h à 19h30</text:p>
          </table:table-cell>
          <table:table-cell/>
          <table:table-cell table:style-name="ce3" table:formula="of:=6378000*ACOS(SIN(RADIANS([.L3]))*SIN(RADIANS([.$X$2]))+COS(RADIANS([.L3]))*COS(RADIANS([.$X$2]))*COS(RADIANS([.M3])-RADIANS([.$Y$2])))" office:value-type="float" office:value="6393.51264229955">
            <text:p>6394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ar Tabac l'Hebdo</text:p>
          </table:table-cell>
          <table:table-cell office:value-type="string">
            <text:p>Commerce</text:p>
          </table:table-cell>
          <table:table-cell office:value-type="float" office:value="91">
            <text:p>91</text:p>
          </table:table-cell>
          <table:table-cell office:value-type="string">
            <text:p>Quai de la Fosse</text:p>
          </table:table-cell>
          <table:table-cell office:value-type="string">
            <text:p>Dervallières - Zola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081780689394</text:p>
          </table:table-cell>
          <table:table-cell office:value-type="float" office:value="-1.5703621048566">
            <text:p>-1,5703621049</text:p>
          </table:table-cell>
          <table:table-cell table:number-columns-repeated="5" office:value-type="string">
            <text:p>de 7h à 20h</text:p>
          </table:table-cell>
          <table:table-cell table:number-columns-repeated="2" office:value-type="string">
            <text:p>de 8h à 20h</text:p>
          </table:table-cell>
          <table:table-cell table:style-name="ce3" table:formula="of:=6378000*ACOS(SIN(RADIANS([.L4]))*SIN(RADIANS([.$X$2]))+COS(RADIANS([.L4]))*COS(RADIANS([.$X$2]))*COS(RADIANS([.M4])-RADIANS([.$Y$2])))" office:value-type="float" office:value="3913.22662863526">
            <text:p>3913</text:p>
          </table:table-cell>
          <table:table-cell table:number-columns-repeated="2"/>
          <table:table-cell table:formula="of:=MIN([.U2:.U125])" office:value-type="float" office:value="426.608951876557">
            <text:p>426,6089518766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antes Habitat Agence Jamet</text:p>
          </table:table-cell>
          <table:table-cell office:value-type="string">
            <text:p>Organisme HLM</text:p>
          </table:table-cell>
          <table:table-cell office:value-type="float" office:value="52">
            <text:p>52</text:p>
          </table:table-cell>
          <table:table-cell office:value-type="string">
            <text:p>Rue du Plessis Gautron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058151486922</text:p>
          </table:table-cell>
          <table:table-cell office:value-type="float" office:value="-1.6055395415911">
            <text:p>-1,6055395416</text:p>
          </table:table-cell>
          <table:table-cell table:number-columns-repeated="5" office:value-type="string">
            <text:p>De 8h30 à 12h30 et de 13h30 à 17h30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5]))*SIN(RADIANS([.$X$2]))+COS(RADIANS([.L5]))*COS(RADIANS([.$X$2]))*COS(RADIANS([.M5])-RADIANS([.$Y$2])))" office:value-type="float" office:value="6157.65919055742">
            <text:p>6158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oulangerie</text:p>
          </table:table-cell>
          <table:table-cell office:value-type="string">
            <text:p>Commerce</text:p>
          </table:table-cell>
          <table:table-cell office:value-type="float" office:value="25">
            <text:p>25</text:p>
          </table:table-cell>
          <table:table-cell office:value-type="string">
            <text:p>Rue des Bourderies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063482878462</text:p>
          </table:table-cell>
          <table:table-cell office:value-type="float" office:value="-1.5970338132922">
            <text:p>-1,5970338133</text:p>
          </table:table-cell>
          <table:table-cell office:value-type="string">
            <text:p>fermé</text:p>
          </table:table-cell>
          <table:table-cell table:number-columns-repeated="4" office:value-type="string">
            <text:p>de 7h à 13h30 et de 15h30 à 19h30</text:p>
          </table:table-cell>
          <table:table-cell office:value-type="string">
            <text:p>de 7h à 13h et de 16h à 19h</text:p>
          </table:table-cell>
          <table:table-cell office:value-type="string">
            <text:p>de 7h à 13h</text:p>
          </table:table-cell>
          <table:table-cell table:style-name="ce3" table:formula="of:=6378000*ACOS(SIN(RADIANS([.L6]))*SIN(RADIANS([.$X$2]))+COS(RADIANS([.L6]))*COS(RADIANS([.$X$2]))*COS(RADIANS([.M6])-RADIANS([.$Y$2])))" office:value-type="float" office:value="5582.85100133915">
            <text:p>5583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airie Annexe Bellevue</text:p>
          </table:table-cell>
          <table:table-cell office:value-type="string">
            <text:p>Mairie annexe</text:p>
          </table:table-cell>
          <table:table-cell office:value-type="float" office:value="4">
            <text:p>4</text:p>
          </table:table-cell>
          <table:table-cell office:value-type="string">
            <text:p>Place des Lauriers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042621533403</text:p>
          </table:table-cell>
          <table:table-cell office:value-type="float" office:value="-1.6053873199984">
            <text:p>-1,60538732</text:p>
          </table:table-cell>
          <table:table-cell table:number-columns-repeated="5" office:value-type="string">
            <text:p>de 9h à 12h45 et 14h à 17h30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7]))*SIN(RADIANS([.$X$2]))+COS(RADIANS([.L7]))*COS(RADIANS([.$X$2]))*COS(RADIANS([.M7])-RADIANS([.$Y$2])))" office:value-type="float" office:value="6238.77902189598">
            <text:p>6239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ôle de proximité Nantes Ouest</text:p>
          </table:table-cell>
          <table:table-cell office:value-type="string">
            <text:p>Pôle de proximité</text:p>
          </table:table-cell>
          <table:table-cell office:value-type="float" office:value="0">
            <text:p>0</text:p>
          </table:table-cell>
          <table:table-cell office:value-type="string">
            <text:p>Place de la Liberté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063988575343</text:p>
          </table:table-cell>
          <table:table-cell office:value-type="float" office:value="-1.5883774726854">
            <text:p>-1,5883774727</text:p>
          </table:table-cell>
          <table:table-cell table:number-columns-repeated="5" office:value-type="string">
            <text:p>De 8h30 à 12h30 et de 13h30 à 17h30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8]))*SIN(RADIANS([.$X$2]))+COS(RADIANS([.L8]))*COS(RADIANS([.$X$2]))*COS(RADIANS([.M8])-RADIANS([.$Y$2])))" office:value-type="float" office:value="5049.16440913843">
            <text:p>5049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ace à la mairie annexe Chantenay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la Liberté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RDV</text:p>
          </table:table-cell>
          <table:table-cell office:value-type="string">
            <text:p>De 14h30 à 19h00. 13 janvier, 14 avril, 22 septembre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067589115724</text:p>
          </table:table-cell>
          <table:table-cell office:value-type="float" office:value="-1.5878950804801">
            <text:p>-1,5878950805</text:p>
          </table:table-cell>
          <table:table-cell table:number-columns-repeated="7"/>
          <table:table-cell table:style-name="ce3" table:formula="of:=6378000*ACOS(SIN(RADIANS([.L9]))*SIN(RADIANS([.$X$2]))+COS(RADIANS([.L9]))*COS(RADIANS([.$X$2]))*COS(RADIANS([.M9])-RADIANS([.$Y$2])))" office:value-type="float" office:value="4995.75348824453">
            <text:p>4996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Musée bateau Maille-Brézé</text:p>
          </table:table-cell>
          <table:table-cell/>
          <table:table-cell office:value-type="float" office:value="0">
            <text:p>0</text:p>
          </table:table-cell>
          <table:table-cell office:value-type="string">
            <text:p>Quai de la Fosse</text:p>
          </table:table-cell>
          <table:table-cell office:value-type="string">
            <text:p>Dervallières - Zola</text:p>
          </table:table-cell>
          <table:table-cell office:value-type="string">
            <text:p>Bellevue - Chantenay</text:p>
          </table:table-cell>
          <table:table-cell office:value-type="string">
            <text:p>RDV</text:p>
          </table:table-cell>
          <table:table-cell office:value-type="string">
            <text:p>De 09h00 à 13h00. 18 janvier, 19 avril, 27 septembre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070549676964</text:p>
          </table:table-cell>
          <table:table-cell office:value-type="float" office:value="-1.5719866987441">
            <text:p>-1,5719866987</text:p>
          </table:table-cell>
          <table:table-cell table:number-columns-repeated="7"/>
          <table:table-cell table:style-name="ce3" table:formula="of:=6378000*ACOS(SIN(RADIANS([.L10]))*SIN(RADIANS([.$X$2]))+COS(RADIANS([.L10]))*COS(RADIANS([.$X$2]))*COS(RADIANS([.M10])-RADIANS([.$Y$2])))" office:value-type="float" office:value="4088.34823710466">
            <text:p>4088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lace des Garenne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s Garennes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RDV</text:p>
          </table:table-cell>
          <table:table-cell office:value-type="string">
            <text:p>De 14h30 à 19h00. 15 janvier, 16 avril, 24 septembre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017006961536</text:p>
          </table:table-cell>
          <table:table-cell office:value-type="float" office:value="-1.5777551696849">
            <text:p>-1,5777551697</text:p>
          </table:table-cell>
          <table:table-cell table:number-columns-repeated="7"/>
          <table:table-cell table:style-name="ce3" table:formula="of:=6378000*ACOS(SIN(RADIANS([.L11]))*SIN(RADIANS([.$X$2]))+COS(RADIANS([.L11]))*COS(RADIANS([.$X$2]))*COS(RADIANS([.M11])-RADIANS([.$Y$2])))" office:value-type="float" office:value="4823.65417138669">
            <text:p>4824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entre Socioculturel Bourderies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Rue des Bourderies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RDV</text:p>
          </table:table-cell>
          <table:table-cell office:value-type="string">
            <text:p>De 14h30 à 19h00. 17 janvier, 18 avril, 26 septembre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067125842139</text:p>
          </table:table-cell>
          <table:table-cell office:value-type="float" office:value="-1.5958234233716">
            <text:p>-1,5958234234</text:p>
          </table:table-cell>
          <table:table-cell table:number-columns-repeated="7"/>
          <table:table-cell table:style-name="ce3" table:formula="of:=6378000*ACOS(SIN(RADIANS([.L12]))*SIN(RADIANS([.$X$2]))+COS(RADIANS([.L12]))*COS(RADIANS([.$X$2]))*COS(RADIANS([.M12])-RADIANS([.$Y$2])))" office:value-type="float" office:value="5484.28316283369">
            <text:p>5484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Ecole Jean Zay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Lucien Aubert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RDV</text:p>
          </table:table-cell>
          <table:table-cell office:value-type="string">
            <text:p>De 14h30 à 19h00. 16 janvier, 17 avril, 25 septembre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085657577645</text:p>
          </table:table-cell>
          <table:table-cell office:value-type="float" office:value="-1.6069414684468">
            <text:p>-1,6069414684</text:p>
          </table:table-cell>
          <table:table-cell table:number-columns-repeated="7"/>
          <table:table-cell table:style-name="ce3" table:formula="of:=6378000*ACOS(SIN(RADIANS([.L13]))*SIN(RADIANS([.$X$2]))+COS(RADIANS([.L13]))*COS(RADIANS([.$X$2]))*COS(RADIANS([.M13])-RADIANS([.$Y$2])))" office:value-type="float" office:value="6098.98059970001">
            <text:p>6099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arrefour City</text:p>
          </table:table-cell>
          <table:table-cell office:value-type="string">
            <text:p>Commerce</text:p>
          </table:table-cell>
          <table:table-cell office:value-type="float" office:value="52">
            <text:p>52</text:p>
          </table:table-cell>
          <table:table-cell office:value-type="string">
            <text:p>Boulevard Pierre de Coubertin</text:p>
          </table:table-cell>
          <table:table-cell office:value-type="string">
            <text:p>Breil - Barberie</text:p>
          </table:table-cell>
          <table:table-cell office:value-type="string">
            <text:p>Breil - Dervallières</text:p>
          </table:table-cell>
          <table:table-cell office:value-type="string">
            <text:p>PDIS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282171425353</text:p>
          </table:table-cell>
          <table:table-cell office:value-type="float" office:value="-1.5867512884135">
            <text:p>-1,5867512884</text:p>
          </table:table-cell>
          <table:table-cell table:number-columns-repeated="6" office:value-type="string">
            <text:p>de 7h à 21h </text:p>
          </table:table-cell>
          <table:table-cell office:value-type="string">
            <text:p>de 9h à 13h </text:p>
          </table:table-cell>
          <table:table-cell table:style-name="ce3" table:formula="of:=6378000*ACOS(SIN(RADIANS([.L14]))*SIN(RADIANS([.$X$2]))+COS(RADIANS([.L14]))*COS(RADIANS([.$X$2]))*COS(RADIANS([.M14])-RADIANS([.$Y$2])))" office:value-type="float" office:value="3916.24441068533">
            <text:p>3916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Nantes Habitat Agence Feyder</text:p>
          </table:table-cell>
          <table:table-cell office:value-type="string">
            <text:p>Organisme HLM</text:p>
          </table:table-cell>
          <table:table-cell office:value-type="float" office:value="6">
            <text:p>6</text:p>
          </table:table-cell>
          <table:table-cell office:value-type="string">
            <text:p>Rue Jacques Feyder</text:p>
          </table:table-cell>
          <table:table-cell office:value-type="string">
            <text:p>Breil - Barberie</text:p>
          </table:table-cell>
          <table:table-cell office:value-type="string">
            <text:p>Breil - Dervallières</text:p>
          </table:table-cell>
          <table:table-cell office:value-type="string">
            <text:p>PDIS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300901812523</text:p>
          </table:table-cell>
          <table:table-cell office:value-type="float" office:value="-1.5856554875598">
            <text:p>-1,5856554876</text:p>
          </table:table-cell>
          <table:table-cell table:number-columns-repeated="5" office:value-type="string">
            <text:p>de 8h30 à 12h et de 13h30 à 17h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15]))*SIN(RADIANS([.$X$2]))+COS(RADIANS([.L15]))*COS(RADIANS([.$X$2]))*COS(RADIANS([.M15])-RADIANS([.$Y$2])))" office:value-type="float" office:value="3803.35417780773">
            <text:p>3803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Nantes Habitat Agence Watteau</text:p>
          </table:table-cell>
          <table:table-cell office:value-type="string">
            <text:p>Organisme HLM</text:p>
          </table:table-cell>
          <table:table-cell office:value-type="float" office:value="20">
            <text:p>20</text:p>
          </table:table-cell>
          <table:table-cell office:value-type="string">
            <text:p>Rue Antoine Watteau</text:p>
          </table:table-cell>
          <table:table-cell office:value-type="string">
            <text:p>Dervallières - Zola</text:p>
          </table:table-cell>
          <table:table-cell office:value-type="string">
            <text:p>Breil - Dervallières</text:p>
          </table:table-cell>
          <table:table-cell office:value-type="string">
            <text:p>PDIS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22574134576 </text:p>
          </table:table-cell>
          <table:table-cell office:value-type="float" office:value="-1.60102274099936">
            <text:p>-1,601022741</text:p>
          </table:table-cell>
          <table:table-cell table:number-columns-repeated="5" office:value-type="string">
            <text:p>De 8h30 à 12h30 et de 13h30 à 17h30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16]))*SIN(RADIANS([.$X$2]))+COS(RADIANS([.L16]))*COS(RADIANS([.$X$2]))*COS(RADIANS([.M16])-RADIANS([.$Y$2])))" office:value-type="float" office:value="5105.93523824943">
            <text:p>5106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airie Annexe Dervallières</text:p>
          </table:table-cell>
          <table:table-cell office:value-type="string">
            <text:p>Mairie annexe</text:p>
          </table:table-cell>
          <table:table-cell office:value-type="float" office:value="1">
            <text:p>1</text:p>
          </table:table-cell>
          <table:table-cell office:value-type="string">
            <text:p>Place des Dervallières</text:p>
          </table:table-cell>
          <table:table-cell office:value-type="string">
            <text:p>Dervallières - Zola</text:p>
          </table:table-cell>
          <table:table-cell office:value-type="string">
            <text:p>Breil - Dervallières</text:p>
          </table:table-cell>
          <table:table-cell office:value-type="string">
            <text:p>PDIS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233810693424</text:p>
          </table:table-cell>
          <table:table-cell office:value-type="float" office:value="-1.5971846824852">
            <text:p>-1,5971846825</text:p>
          </table:table-cell>
          <table:table-cell table:number-columns-repeated="5" office:value-type="string">
            <text:p>de 9h à 12h45 et 14h à 17h30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17]))*SIN(RADIANS([.$X$2]))+COS(RADIANS([.L17]))*COS(RADIANS([.$X$2]))*COS(RADIANS([.M17])-RADIANS([.$Y$2])))" office:value-type="float" office:value="4802.46565305843">
            <text:p>4802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47 Rue Georges Mélies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Rue Georges Mélies</text:p>
          </table:table-cell>
          <table:table-cell office:value-type="string">
            <text:p>Breil - Barberie</text:p>
          </table:table-cell>
          <table:table-cell office:value-type="string">
            <text:p>Breil - Dervallières</text:p>
          </table:table-cell>
          <table:table-cell office:value-type="string">
            <text:p>RDV</text:p>
          </table:table-cell>
          <table:table-cell office:value-type="string">
            <text:p>De 14h30 à 19h00. 17 mars, 30 juin, 1 décembre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332091642992</text:p>
          </table:table-cell>
          <table:table-cell office:value-type="float" office:value="-1.5857902153548">
            <text:p>-1,5857902154</text:p>
          </table:table-cell>
          <table:table-cell table:number-columns-repeated="7"/>
          <table:table-cell table:style-name="ce3" table:formula="of:=6378000*ACOS(SIN(RADIANS([.L18]))*SIN(RADIANS([.$X$2]))+COS(RADIANS([.L18]))*COS(RADIANS([.$X$2]))*COS(RADIANS([.M18])-RADIANS([.$Y$2])))" office:value-type="float" office:value="3786.40807724266">
            <text:p>3786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lace des Dervallière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s Dervallières</text:p>
          </table:table-cell>
          <table:table-cell office:value-type="string">
            <text:p>Dervallières - Zola</text:p>
          </table:table-cell>
          <table:table-cell office:value-type="string">
            <text:p>Breil - Dervallières</text:p>
          </table:table-cell>
          <table:table-cell office:value-type="string">
            <text:p>RDV</text:p>
          </table:table-cell>
          <table:table-cell office:value-type="string">
            <text:p>De 09h00 à 13h00. 22 mars, 5 juillet, 6 décembre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242121712555</text:p>
          </table:table-cell>
          <table:table-cell office:value-type="float" office:value="-1.5977168733664">
            <text:p>-1,5977168734</text:p>
          </table:table-cell>
          <table:table-cell table:number-columns-repeated="7"/>
          <table:table-cell table:style-name="ce3" table:formula="of:=6378000*ACOS(SIN(RADIANS([.L19]))*SIN(RADIANS([.$X$2]))+COS(RADIANS([.L19]))*COS(RADIANS([.$X$2]))*COS(RADIANS([.M19])-RADIANS([.$Y$2])))" office:value-type="float" office:value="4818.96929420193">
            <text:p>4819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ôle commercial Coubertin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Boulevard Pierre de Coubertin</text:p>
          </table:table-cell>
          <table:table-cell office:value-type="string">
            <text:p>Breil - Barberie</text:p>
          </table:table-cell>
          <table:table-cell office:value-type="string">
            <text:p>Breil - Dervallières</text:p>
          </table:table-cell>
          <table:table-cell office:value-type="string">
            <text:p>RDV</text:p>
          </table:table-cell>
          <table:table-cell office:value-type="string">
            <text:p>De 14h30 à 19h00. 19 mars, 2 juillet, 3 décembre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285238429887</text:p>
          </table:table-cell>
          <table:table-cell office:value-type="float" office:value="-1.5871388633456">
            <text:p>-1,5871388633</text:p>
          </table:table-cell>
          <table:table-cell table:number-columns-repeated="7"/>
          <table:table-cell table:style-name="ce3" table:formula="of:=6378000*ACOS(SIN(RADIANS([.L20]))*SIN(RADIANS([.$X$2]))+COS(RADIANS([.L20]))*COS(RADIANS([.$X$2]))*COS(RADIANS([.M20])-RADIANS([.$Y$2])))" office:value-type="float" office:value="3939.37701495437">
            <text:p>393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irie Centrale</text:p>
          </table:table-cell>
          <table:table-cell office:value-type="string">
            <text:p>Mairie</text:p>
          </table:table-cell>
          <table:table-cell office:value-type="float" office:value="29">
            <text:p>29</text:p>
          </table:table-cell>
          <table:table-cell office:value-type="string">
            <text:p>Rue de Strasbourg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87408227225</text:p>
          </table:table-cell>
          <table:table-cell office:value-type="float" office:value="-1.5536958967268">
            <text:p>-1,5536958967</text:p>
          </table:table-cell>
          <table:table-cell table:number-columns-repeated="5" office:value-type="string">
            <text:p>de 8h30 à 18h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21]))*SIN(RADIANS([.$X$2]))+COS(RADIANS([.L21]))*COS(RADIANS([.$X$2]))*COS(RADIANS([.M21])-RADIANS([.$Y$2])))" office:value-type="float" office:value="2201.27045818943">
            <text:p>2201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Nantes Métropole, bâtiment Valmy</text:p>
          </table:table-cell>
          <table:table-cell office:value-type="string">
            <text:p>Service communautaire</text:p>
          </table:table-cell>
          <table:table-cell office:value-type="float" office:value="11">
            <text:p>11</text:p>
          </table:table-cell>
          <table:table-cell office:value-type="string">
            <text:p>Avenue Carnot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43931925163</text:p>
          </table:table-cell>
          <table:table-cell office:value-type="float" office:value="-1.5458697390473">
            <text:p>-1,545869739</text:p>
          </table:table-cell>
          <table:table-cell table:number-columns-repeated="5" office:value-type="string">
            <text:p>de 8h45 à 12h et de 13h30 à 17h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22]))*SIN(RADIANS([.$X$2]))+COS(RADIANS([.L22]))*COS(RADIANS([.$X$2]))*COS(RADIANS([.M22])-RADIANS([.$Y$2])))" office:value-type="float" office:value="2344.86627727792">
            <text:p>2345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arrefour City</text:p>
          </table:table-cell>
          <table:table-cell office:value-type="string">
            <text:p>Commerce</text:p>
          </table:table-cell>
          <table:table-cell office:value-type="float" office:value="3">
            <text:p>3</text:p>
          </table:table-cell>
          <table:table-cell office:value-type="string">
            <text:p>Rue Cassini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49613500515</text:p>
          </table:table-cell>
          <table:table-cell office:value-type="float" office:value="-1.5650432091724">
            <text:p>-1,5650432092</text:p>
          </table:table-cell>
          <table:table-cell table:number-columns-repeated="6" office:value-type="string">
            <text:p>de 7h à 22h</text:p>
          </table:table-cell>
          <table:table-cell office:value-type="string">
            <text:p>de 9h à 13h</text:p>
          </table:table-cell>
          <table:table-cell table:style-name="ce3" table:formula="of:=6378000*ACOS(SIN(RADIANS([.L23]))*SIN(RADIANS([.$X$2]))+COS(RADIANS([.L23]))*COS(RADIANS([.$X$2]))*COS(RADIANS([.M23])-RADIANS([.$Y$2])))" office:value-type="float" office:value="3089.85180423699">
            <text:p>3090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arrefour City</text:p>
          </table:table-cell>
          <table:table-cell office:value-type="string">
            <text:p>Commerce</text:p>
          </table:table-cell>
          <table:table-cell office:value-type="float" office:value="6">
            <text:p>6</text:p>
          </table:table-cell>
          <table:table-cell office:value-type="string">
            <text:p>Avenue Carnot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41080267953</text:p>
          </table:table-cell>
          <table:table-cell office:value-type="float" office:value="-1.5456355172805">
            <text:p>-1,5456355173</text:p>
          </table:table-cell>
          <table:table-cell table:number-columns-repeated="6" office:value-type="string">
            <text:p>de 7h à 22h</text:p>
          </table:table-cell>
          <table:table-cell office:value-type="string">
            <text:p>de 9h à 13h</text:p>
          </table:table-cell>
          <table:table-cell table:style-name="ce3" table:formula="of:=6378000*ACOS(SIN(RADIANS([.L24]))*SIN(RADIANS([.$X$2]))+COS(RADIANS([.L24]))*COS(RADIANS([.$X$2]))*COS(RADIANS([.M24])-RADIANS([.$Y$2])))" office:value-type="float" office:value="2369.22540771839">
            <text:p>2369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asino</text:p>
          </table:table-cell>
          <table:table-cell office:value-type="string">
            <text:p>Commerce</text:p>
          </table:table-cell>
          <table:table-cell office:value-type="float" office:value="21">
            <text:p>21</text:p>
          </table:table-cell>
          <table:table-cell office:value-type="string">
            <text:p>Chaussée de la Madeleine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07539109625</text:p>
          </table:table-cell>
          <table:table-cell office:value-type="float" office:value="-1.5512830166621">
            <text:p>-1,5512830167</text:p>
          </table:table-cell>
          <table:table-cell table:number-columns-repeated="6" office:value-type="string">
            <text:p>de 8h30 à 20h</text:p>
          </table:table-cell>
          <table:table-cell office:value-type="string">
            <text:p>fermé</text:p>
          </table:table-cell>
          <table:table-cell table:style-name="ce3" table:formula="of:=6378000*ACOS(SIN(RADIANS([.L25]))*SIN(RADIANS([.$X$2]))+COS(RADIANS([.L25]))*COS(RADIANS([.$X$2]))*COS(RADIANS([.M25])-RADIANS([.$Y$2])))" office:value-type="float" office:value="2872.86074296678">
            <text:p>2873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abac Presse</text:p>
          </table:table-cell>
          <table:table-cell office:value-type="string">
            <text:p>Commerce</text:p>
          </table:table-cell>
          <table:table-cell office:value-type="float" office:value="17">
            <text:p>17</text:p>
          </table:table-cell>
          <table:table-cell office:value-type="string">
            <text:p>Allée Duguay Trouin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26326351651</text:p>
          </table:table-cell>
          <table:table-cell office:value-type="float" office:value="-1.5571318056372">
            <text:p>-1,5571318056</text:p>
          </table:table-cell>
          <table:table-cell table:number-columns-repeated="5" office:value-type="string">
            <text:p>de 8h à 20h</text:p>
          </table:table-cell>
          <table:table-cell office:value-type="string">
            <text:p>de 9h à 20h</text:p>
          </table:table-cell>
          <table:table-cell office:value-type="string">
            <text:p>fermé</text:p>
          </table:table-cell>
          <table:table-cell table:style-name="ce3" table:formula="of:=6378000*ACOS(SIN(RADIANS([.L26]))*SIN(RADIANS([.$X$2]))+COS(RADIANS([.L26]))*COS(RADIANS([.$X$2]))*COS(RADIANS([.M26])-RADIANS([.$Y$2])))" office:value-type="float" office:value="2904.59383660148">
            <text:p>2905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abac Presse Le Voltaire</text:p>
          </table:table-cell>
          <table:table-cell office:value-type="string">
            <text:p>Commerce</text:p>
          </table:table-cell>
          <table:table-cell office:value-type="float" office:value="25">
            <text:p>25</text:p>
          </table:table-cell>
          <table:table-cell office:value-type="string">
            <text:p>Rue Voltaire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15072896156</text:p>
          </table:table-cell>
          <table:table-cell office:value-type="float" office:value="-1.5669418362997">
            <text:p>-1,5669418363</text:p>
          </table:table-cell>
          <table:table-cell table:number-columns-repeated="5" office:value-type="string">
            <text:p>de 6h30 à 19h30</text:p>
          </table:table-cell>
          <table:table-cell office:value-type="string">
            <text:p>de 7h30 à 19h</text:p>
          </table:table-cell>
          <table:table-cell office:value-type="string">
            <text:p>fermé</text:p>
          </table:table-cell>
          <table:table-cell table:style-name="ce3" table:formula="of:=6378000*ACOS(SIN(RADIANS([.L27]))*SIN(RADIANS([.$X$2]))+COS(RADIANS([.L27]))*COS(RADIANS([.$X$2]))*COS(RADIANS([.M27])-RADIANS([.$Y$2])))" office:value-type="float" office:value="3465.20151205287">
            <text:p>3465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Glup's</text:p>
          </table:table-cell>
          <table:table-cell office:value-type="string">
            <text:p>Commerce</text:p>
          </table:table-cell>
          <table:table-cell office:value-type="float" office:value="10">
            <text:p>10</text:p>
          </table:table-cell>
          <table:table-cell office:value-type="string">
            <text:p>Rue de la Fosse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37455319448</text:p>
          </table:table-cell>
          <table:table-cell office:value-type="float" office:value="-1.5588877362256">
            <text:p>-1,5588877362</text:p>
          </table:table-cell>
          <table:table-cell office:value-type="string">
            <text:p>de 14h à 19h</text:p>
          </table:table-cell>
          <table:table-cell table:number-columns-repeated="4" office:value-type="string">
            <text:p>de 11h à 19h</text:p>
          </table:table-cell>
          <table:table-cell office:value-type="string">
            <text:p>de 10h à 19h</text:p>
          </table:table-cell>
          <table:table-cell office:value-type="string">
            <text:p>fermé</text:p>
          </table:table-cell>
          <table:table-cell table:style-name="ce3" table:formula="of:=6378000*ACOS(SIN(RADIANS([.L28]))*SIN(RADIANS([.$X$2]))+COS(RADIANS([.L28]))*COS(RADIANS([.$X$2]))*COS(RADIANS([.M28])-RADIANS([.$Y$2])))" office:value-type="float" office:value="2881.2747378019">
            <text:p>2881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u Vert en Ville</text:p>
          </table:table-cell>
          <table:table-cell office:value-type="string">
            <text:p>Commerce</text:p>
          </table:table-cell>
          <table:table-cell office:value-type="float" office:value="23">
            <text:p>23</text:p>
          </table:table-cell>
          <table:table-cell office:value-type="string">
            <text:p>Rue Racine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42601633664</text:p>
          </table:table-cell>
          <table:table-cell office:value-type="float" office:value="-1.5652722663928">
            <text:p>-1,5652722664</text:p>
          </table:table-cell>
          <table:table-cell office:value-type="string">
            <text:p>fermé</text:p>
          </table:table-cell>
          <table:table-cell table:number-columns-repeated="5" office:value-type="string">
            <text:p>de 9h30 à 19h</text:p>
          </table:table-cell>
          <table:table-cell office:value-type="string">
            <text:p>fermé</text:p>
          </table:table-cell>
          <table:table-cell table:style-name="ce3" table:formula="of:=6378000*ACOS(SIN(RADIANS([.L29]))*SIN(RADIANS([.$X$2]))+COS(RADIANS([.L29]))*COS(RADIANS([.$X$2]))*COS(RADIANS([.M29])-RADIANS([.$Y$2])))" office:value-type="float" office:value="3156.96758685877">
            <text:p>3157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oulangerie</text:p>
          </table:table-cell>
          <table:table-cell office:value-type="string">
            <text:p>Commerce</text:p>
          </table:table-cell>
          <table:table-cell office:value-type="float" office:value="4">
            <text:p>4</text:p>
          </table:table-cell>
          <table:table-cell office:value-type="string">
            <text:p>Allée Duquesne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7194173303 </text:p>
          </table:table-cell>
          <table:table-cell office:value-type="float" office:value="-1.55668673593576">
            <text:p>-1,5566867359</text:p>
          </table:table-cell>
          <table:table-cell table:number-columns-repeated="6" office:value-type="string">
            <text:p>de 7h à 19h30</text:p>
          </table:table-cell>
          <table:table-cell office:value-type="string">
            <text:p>fermé</text:p>
          </table:table-cell>
          <table:table-cell table:style-name="ce3" table:formula="of:=6378000*ACOS(SIN(RADIANS([.L30]))*SIN(RADIANS([.$X$2]))+COS(RADIANS([.L30]))*COS(RADIANS([.$X$2]))*COS(RADIANS([.M30])-RADIANS([.$Y$2])))" office:value-type="float" office:value="2477.33592840382">
            <text:p>2477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apeterie Pouteau</text:p>
          </table:table-cell>
          <table:table-cell office:value-type="string">
            <text:p>Commerce</text:p>
          </table:table-cell>
          <table:table-cell office:value-type="float" office:value="4">
            <text:p>4</text:p>
          </table:table-cell>
          <table:table-cell office:value-type="string">
            <text:p>Rue de l'Evêché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8779776076 </text:p>
          </table:table-cell>
          <table:table-cell office:value-type="float" office:value="-1.55070593629293">
            <text:p>-1,5507059363</text:p>
          </table:table-cell>
          <table:table-cell table:number-columns-repeated="6" office:value-type="string">
            <text:p>de 9h à 12h et 14h à 19h</text:p>
          </table:table-cell>
          <table:table-cell office:value-type="string">
            <text:p>fermé</text:p>
          </table:table-cell>
          <table:table-cell table:style-name="ce3" table:formula="of:=6378000*ACOS(SIN(RADIANS([.L31]))*SIN(RADIANS([.$X$2]))+COS(RADIANS([.L31]))*COS(RADIANS([.$X$2]))*COS(RADIANS([.M31])-RADIANS([.$Y$2])))" office:value-type="float" office:value="2065.77564233445">
            <text:p>206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abac Presse</text:p>
          </table:table-cell>
          <table:table-cell office:value-type="string">
            <text:p>Commerce</text:p>
          </table:table-cell>
          <table:table-cell office:value-type="float" office:value="9">
            <text:p>9</text:p>
          </table:table-cell>
          <table:table-cell office:value-type="string">
            <text:p>Rue de Budapest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66599968739</text:p>
          </table:table-cell>
          <table:table-cell office:value-type="float" office:value="-1.5600358501277">
            <text:p>-1,5600358501</text:p>
          </table:table-cell>
          <table:table-cell table:number-columns-repeated="6" office:value-type="string">
            <text:p>de 6h45 à 19h30</text:p>
          </table:table-cell>
          <table:table-cell office:value-type="string">
            <text:p>fermé</text:p>
          </table:table-cell>
          <table:table-cell table:style-name="ce3" table:formula="of:=6378000*ACOS(SIN(RADIANS([.L32]))*SIN(RADIANS([.$X$2]))+COS(RADIANS([.L32]))*COS(RADIANS([.$X$2]))*COS(RADIANS([.M32])-RADIANS([.$Y$2])))" office:value-type="float" office:value="2689.58025693342">
            <text:p>2690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abac Presse du Pilori</text:p>
          </table:table-cell>
          <table:table-cell office:value-type="string">
            <text:p>Commerce</text:p>
          </table:table-cell>
          <table:table-cell office:value-type="float" office:value="2">
            <text:p>2</text:p>
          </table:table-cell>
          <table:table-cell office:value-type="string">
            <text:p>Place du Pilori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62788431412</text:p>
          </table:table-cell>
          <table:table-cell office:value-type="float" office:value="-1.5530201744176">
            <text:p>-1,5530201744</text:p>
          </table:table-cell>
          <table:table-cell table:number-columns-repeated="6" office:value-type="string">
            <text:p>de 7h30 à 20h</text:p>
          </table:table-cell>
          <table:table-cell office:value-type="string">
            <text:p>fermé</text:p>
          </table:table-cell>
          <table:table-cell table:style-name="ce3" table:formula="of:=6378000*ACOS(SIN(RADIANS([.L33]))*SIN(RADIANS([.$X$2]))+COS(RADIANS([.L33]))*COS(RADIANS([.$X$2]))*COS(RADIANS([.M33])-RADIANS([.$Y$2])))" office:value-type="float" office:value="2394.54155796481">
            <text:p>2395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Boulangerie La Mie Câline</text:p>
          </table:table-cell>
          <table:table-cell office:value-type="string">
            <text:p>Commerce</text:p>
          </table:table-cell>
          <table:table-cell office:value-type="float" office:value="1">
            <text:p>1</text:p>
          </table:table-cell>
          <table:table-cell office:value-type="string">
            <text:p>Allée Cassard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41405199086</text:p>
          </table:table-cell>
          <table:table-cell office:value-type="float" office:value="-1.5557482667952">
            <text:p>-1,5557482668</text:p>
          </table:table-cell>
          <table:table-cell table:number-columns-repeated="7" office:value-type="string">
            <text:p>de 6h30 à 21h30</text:p>
          </table:table-cell>
          <table:table-cell table:style-name="ce3" table:formula="of:=6378000*ACOS(SIN(RADIANS([.L34]))*SIN(RADIANS([.$X$2]))+COS(RADIANS([.L34]))*COS(RADIANS([.$X$2]))*COS(RADIANS([.M34])-RADIANS([.$Y$2])))" office:value-type="float" office:value="2706.9281733213">
            <text:p>2707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Le Fournil d'Aristide</text:p>
          </table:table-cell>
          <table:table-cell office:value-type="string">
            <text:p>Commerce</text:p>
          </table:table-cell>
          <table:table-cell office:value-type="float" office:value="26">
            <text:p>26</text:p>
          </table:table-cell>
          <table:table-cell office:value-type="string">
            <text:p>Rue Jean Jaurès</text:p>
          </table:table-cell>
          <table:table-cell office:value-type="string">
            <text:p>Hauts Pavés - Saint Félix</text:p>
          </table:table-cell>
          <table:table-cell office:value-type="string">
            <text:p>Centre Ville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83146463099</text:p>
          </table:table-cell>
          <table:table-cell office:value-type="float" office:value="-1.561820838303">
            <text:p>-1,5618208383</text:p>
          </table:table-cell>
          <table:table-cell table:number-columns-repeated="5" office:value-type="string">
            <text:p>de 7h à 14h et de 16h à 20h</text:p>
          </table:table-cell>
          <table:table-cell office:value-type="string">
            <text:p>fermé</text:p>
          </table:table-cell>
          <table:table-cell office:value-type="string">
            <text:p>de 8h à 13h</text:p>
          </table:table-cell>
          <table:table-cell table:style-name="ce3" table:formula="of:=6378000*ACOS(SIN(RADIANS([.L35]))*SIN(RADIANS([.$X$2]))+COS(RADIANS([.L35]))*COS(RADIANS([.$X$2]))*COS(RADIANS([.M35])-RADIANS([.$Y$2])))" office:value-type="float" office:value="2656.80535972952">
            <text:p>2657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iscine Léo Lagrang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ulevard des Nations Unies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14h30 à 19h00. 22 janvier, 23 avril, 1 octo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09924940714 </text:p>
          </table:table-cell>
          <table:table-cell office:value-type="float" office:value="-1.56107045739244">
            <text:p>-1,5610704574</text:p>
          </table:table-cell>
          <table:table-cell table:number-columns-repeated="7"/>
          <table:table-cell table:style-name="ce3" table:formula="of:=6378000*ACOS(SIN(RADIANS([.L36]))*SIN(RADIANS([.$X$2]))+COS(RADIANS([.L36]))*COS(RADIANS([.$X$2]))*COS(RADIANS([.M36])-RADIANS([.$Y$2])))" office:value-type="float" office:value="3321.7738249091">
            <text:p>3322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lace du Bouffay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u Bouffay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14h30 à 19h00. 23 janvier, 24 avril, 2 octo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47674483194</text:p>
          </table:table-cell>
          <table:table-cell office:value-type="float" office:value="-1.5532859162959">
            <text:p>-1,5532859163</text:p>
          </table:table-cell>
          <table:table-cell table:number-columns-repeated="7"/>
          <table:table-cell table:style-name="ce3" table:formula="of:=6378000*ACOS(SIN(RADIANS([.L37]))*SIN(RADIANS([.$X$2]))+COS(RADIANS([.L37]))*COS(RADIANS([.$X$2]))*COS(RADIANS([.M37])-RADIANS([.$Y$2])))" office:value-type="float" office:value="2547.56647123459">
            <text:p>2548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lace de Bretag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Bretagne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14h30 à 19h00. 24 janvier, 25 avril, 3 octo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75064328734</text:p>
          </table:table-cell>
          <table:table-cell office:value-type="float" office:value="-1.559111513798">
            <text:p>-1,5591115138</text:p>
          </table:table-cell>
          <table:table-cell table:number-columns-repeated="7"/>
          <table:table-cell table:style-name="ce3" table:formula="of:=6378000*ACOS(SIN(RADIANS([.L38]))*SIN(RADIANS([.$X$2]))+COS(RADIANS([.L38]))*COS(RADIANS([.$X$2]))*COS(RADIANS([.M38])-RADIANS([.$Y$2])))" office:value-type="float" office:value="2573.06478677845">
            <text:p>2573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lace Dulcie Septembe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ulcie September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09h00 à 13h00. 25 janvier, 26 avril, 4 octo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69571645123</text:p>
          </table:table-cell>
          <table:table-cell office:value-type="float" office:value="-1.5544461745099">
            <text:p>-1,5544461745</text:p>
          </table:table-cell>
          <table:table-cell table:number-columns-repeated="7"/>
          <table:table-cell table:style-name="ce3" table:formula="of:=6378000*ACOS(SIN(RADIANS([.L39]))*SIN(RADIANS([.$X$2]))+COS(RADIANS([.L39]))*COS(RADIANS([.$X$2]))*COS(RADIANS([.M39])-RADIANS([.$Y$2])))" office:value-type="float" office:value="2393.77399090707">
            <text:p>2394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Esplanade des Victimes des Bombardement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Quai Turenne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14h30 à 19h00. 27 janvier, 12 mai, 6 octo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28189777156</text:p>
          </table:table-cell>
          <table:table-cell office:value-type="float" office:value="-1.5541498669614">
            <text:p>-1,554149867</text:p>
          </table:table-cell>
          <table:table-cell table:number-columns-repeated="7"/>
          <table:table-cell table:style-name="ce3" table:formula="of:=6378000*ACOS(SIN(RADIANS([.L40]))*SIN(RADIANS([.$X$2]))+COS(RADIANS([.L40]))*COS(RADIANS([.$X$2]))*COS(RADIANS([.M40])-RADIANS([.$Y$2])))" office:value-type="float" office:value="2767.32102963904">
            <text:p>2767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ngle Rue Huchette/Rue Gigant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ue Huchette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14h30 à 19h00. 29 janvier, 14 mai, 8 octobre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14293051504 </text:p>
          </table:table-cell>
          <table:table-cell office:value-type="float" office:value="-1.56914562067294">
            <text:p>-1,5691456207</text:p>
          </table:table-cell>
          <table:table-cell table:number-columns-repeated="7"/>
          <table:table-cell table:style-name="ce3" table:formula="of:=6378000*ACOS(SIN(RADIANS([.L41]))*SIN(RADIANS([.$X$2]))+COS(RADIANS([.L41]))*COS(RADIANS([.$X$2]))*COS(RADIANS([.M41])-RADIANS([.$Y$2])))" office:value-type="float" office:value="3368.11446567652">
            <text:p>3368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urs Saint Pierr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ours Saint Pierre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14h30 à 19h00. 30 janvier, 15 mai, 9 octo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91674356457</text:p>
          </table:table-cell>
          <table:table-cell office:value-type="float" office:value="-1.5495527235555">
            <text:p>-1,5495527236</text:p>
          </table:table-cell>
          <table:table-cell table:number-columns-repeated="7"/>
          <table:table-cell table:style-name="ce3" table:formula="of:=6378000*ACOS(SIN(RADIANS([.L42]))*SIN(RADIANS([.$X$2]))+COS(RADIANS([.L42]))*COS(RADIANS([.$X$2]))*COS(RADIANS([.M42])-RADIANS([.$Y$2])))" office:value-type="float" office:value="1982.49460818502">
            <text:p>1982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Cours Cambron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s Cadeniers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09h00 à 13h00. 1 février, 17 mai, 11 octo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24318278172</text:p>
          </table:table-cell>
          <table:table-cell office:value-type="float" office:value="-1.5624615114331">
            <text:p>-1,5624615114</text:p>
          </table:table-cell>
          <table:table-cell table:number-columns-repeated="7"/>
          <table:table-cell table:style-name="ce3" table:formula="of:=6378000*ACOS(SIN(RADIANS([.L43]))*SIN(RADIANS([.$X$2]))+COS(RADIANS([.L43]))*COS(RADIANS([.$X$2]))*COS(RADIANS([.M43])-RADIANS([.$Y$2])))" office:value-type="float" office:value="3164.13075810641">
            <text:p>3164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Angle Rue Emile Masson/Rue Fouré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Emile Masson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14h30 à 19h00. 20 janvier, 22 avril, 29 septem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39678600975</text:p>
          </table:table-cell>
          <table:table-cell office:value-type="float" office:value="-1.5465188631801">
            <text:p>-1,5465188632</text:p>
          </table:table-cell>
          <table:table-cell table:number-columns-repeated="7"/>
          <table:table-cell table:style-name="ce3" table:formula="of:=6378000*ACOS(SIN(RADIANS([.L44]))*SIN(RADIANS([.$X$2]))+COS(RADIANS([.L44]))*COS(RADIANS([.$X$2]))*COS(RADIANS([.M44])-RADIANS([.$Y$2])))" office:value-type="float" office:value="2405.86227775733">
            <text:p>2406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airie annexe Chantenay</text:p>
          </table:table-cell>
          <table:table-cell office:value-type="string">
            <text:p>Mairie annexe</text:p>
          </table:table-cell>
          <table:table-cell office:value-type="float" office:value="1">
            <text:p>1</text:p>
          </table:table-cell>
          <table:table-cell office:value-type="string">
            <text:p>Place de la Liberté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vente_distrib_auto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067921189674</text:p>
          </table:table-cell>
          <table:table-cell office:value-type="float" office:value="-1.5885259361326">
            <text:p>-1,5885259361</text:p>
          </table:table-cell>
          <table:table-cell table:number-columns-repeated="5" office:value-type="string">
            <text:p>De 8h30 à 12h30 et de 13h30 à 17h30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45]))*SIN(RADIANS([.$X$2]))+COS(RADIANS([.L45]))*COS(RADIANS([.$X$2]))*COS(RADIANS([.M45])-RADIANS([.$Y$2])))" office:value-type="float" office:value="5031.24633023066">
            <text:p>5031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Mairie Annexe Ranzay</text:p>
          </table:table-cell>
          <table:table-cell office:value-type="string">
            <text:p>Mairie annexe</text:p>
          </table:table-cell>
          <table:table-cell office:value-type="float" office:value="249">
            <text:p>249</text:p>
          </table:table-cell>
          <table:table-cell office:value-type="string">
            <text:p>Route de Saint Joseph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537942509792</text:p>
          </table:table-cell>
          <table:table-cell office:value-type="float" office:value="-1.5304223261708">
            <text:p>-1,5304223262</text:p>
          </table:table-cell>
          <table:table-cell table:number-columns-repeated="5" office:value-type="string">
            <text:p>de 9h à 12h et de 13h15 à 17h30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46]))*SIN(RADIANS([.$X$2]))+COS(RADIANS([.L46]))*COS(RADIANS([.$X$2]))*COS(RADIANS([.M46])-RADIANS([.$Y$2])))" office:value-type="float" office:value="2206.84200198836">
            <text:p>2207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oulangerie</text:p>
          </table:table-cell>
          <table:table-cell office:value-type="string">
            <text:p>Commerce</text:p>
          </table:table-cell>
          <table:table-cell office:value-type="float" office:value="26">
            <text:p>26</text:p>
          </table:table-cell>
          <table:table-cell office:value-type="string">
            <text:p>Boulevard Professeur René Auvigné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550070477686</text:p>
          </table:table-cell>
          <table:table-cell office:value-type="float" office:value="-1.5177095484273">
            <text:p>-1,5177095484</text:p>
          </table:table-cell>
          <table:table-cell table:number-columns-repeated="2" office:value-type="string">
            <text:p>de 6h30 à 13h15 et de 15h à 19h30</text:p>
          </table:table-cell>
          <table:table-cell/>
          <table:table-cell office:value-type="string">
            <text:p>fermé</text:p>
          </table:table-cell>
          <table:table-cell table:number-columns-repeated="2" office:value-type="string">
            <text:p>de 6h30 à 13h15 et de 15h à 19h30</text:p>
          </table:table-cell>
          <table:table-cell office:value-type="string">
            <text:p>de 7h30 à 13h</text:p>
          </table:table-cell>
          <table:table-cell table:style-name="ce3" table:formula="of:=6378000*ACOS(SIN(RADIANS([.L47]))*SIN(RADIANS([.$X$2]))+COS(RADIANS([.L47]))*COS(RADIANS([.$X$2]))*COS(RADIANS([.M47])-RADIANS([.$Y$2])))" office:value-type="float" office:value="2677.07412580477">
            <text:p>2677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Mairie Annexe Doulon</text:p>
          </table:table-cell>
          <table:table-cell office:value-type="string">
            <text:p>Mairie annexe</text:p>
          </table:table-cell>
          <table:table-cell office:value-type="float" office:value="37">
            <text:p>37</text:p>
          </table:table-cell>
          <table:table-cell office:value-type="string">
            <text:p>Boulevard Louis Millet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271572218589</text:p>
          </table:table-cell>
          <table:table-cell office:value-type="float" office:value="-1.5187586791986">
            <text:p>-1,5187586792</text:p>
          </table:table-cell>
          <table:table-cell table:number-columns-repeated="5" office:value-type="string">
            <text:p>de 8h30 à 18h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48]))*SIN(RADIANS([.$X$2]))+COS(RADIANS([.L48]))*COS(RADIANS([.$X$2]))*COS(RADIANS([.M48])-RADIANS([.$Y$2])))" office:value-type="float" office:value="1508.64280877359">
            <text:p>1509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Intermarché Eraudière</text:p>
          </table:table-cell>
          <table:table-cell office:value-type="string">
            <text:p>Commerce</text:p>
          </table:table-cell>
          <table:table-cell office:value-type="float" office:value="173">
            <text:p>173</text:p>
          </table:table-cell>
          <table:table-cell office:value-type="string">
            <text:p>Route de Saint Joseph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448582942442</text:p>
          </table:table-cell>
          <table:table-cell office:value-type="float" office:value="-1.5334993474355">
            <text:p>-1,5334993474</text:p>
          </table:table-cell>
          <table:table-cell table:number-columns-repeated="6" office:value-type="string">
            <text:p>de 8h30 à 20h30</text:p>
          </table:table-cell>
          <table:table-cell office:value-type="string">
            <text:p>fermé</text:p>
          </table:table-cell>
          <table:table-cell table:style-name="ce3" table:formula="of:=6378000*ACOS(SIN(RADIANS([.L49]))*SIN(RADIANS([.$X$2]))+COS(RADIANS([.L49]))*COS(RADIANS([.$X$2]))*COS(RADIANS([.M49])-RADIANS([.$Y$2])))" office:value-type="float" office:value="1187.41533930217">
            <text:p>1187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irie Annexe Bottière</text:p>
          </table:table-cell>
          <table:table-cell office:value-type="string">
            <text:p>Mairie annexe</text:p>
          </table:table-cell>
          <table:table-cell office:value-type="float" office:value="69">
            <text:p>69</text:p>
          </table:table-cell>
          <table:table-cell office:value-type="string">
            <text:p>Rue de la Bottière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399228283493</text:p>
          </table:table-cell>
          <table:table-cell office:value-type="float" office:value="-1.519022665946">
            <text:p>-1,5190226659</text:p>
          </table:table-cell>
          <table:table-cell table:number-columns-repeated="5" office:value-type="string">
            <text:p>de 9h à 12h45 et de 14h à 17h30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50]))*SIN(RADIANS([.$X$2]))+COS(RADIANS([.L50]))*COS(RADIANS([.$X$2]))*COS(RADIANS([.M50])-RADIANS([.$Y$2])))" office:value-type="float" office:value="1408.85405111244">
            <text:p>1409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2 Boulevard Professeur René Auvigné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Boulevard Professeur René Auvigné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De 14h30 à 19h00. 19 février, 18 juin, 19 novembre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545247830002</text:p>
          </table:table-cell>
          <table:table-cell office:value-type="float" office:value="-1.5179991175585">
            <text:p>-1,5179991176</text:p>
          </table:table-cell>
          <table:table-cell table:number-columns-repeated="7"/>
          <table:table-cell table:style-name="ce3" table:formula="of:=6378000*ACOS(SIN(RADIANS([.L51]))*SIN(RADIANS([.$X$2]))+COS(RADIANS([.L51]))*COS(RADIANS([.$X$2]))*COS(RADIANS([.M51])-RADIANS([.$Y$2])))" office:value-type="float" office:value="2619.73750707707">
            <text:p>2620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Place du Commandant Cousteau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u Commandant Cousteau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De 14h30 à 19h00. 20 février, 19 juin, 20 novembre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401034784519</text:p>
          </table:table-cell>
          <table:table-cell office:value-type="float" office:value="-1.5130902843061">
            <text:p>-1,5130902843</text:p>
          </table:table-cell>
          <table:table-cell table:number-columns-repeated="7"/>
          <table:table-cell table:style-name="ce3" table:formula="of:=6378000*ACOS(SIN(RADIANS([.L52]))*SIN(RADIANS([.$X$2]))+COS(RADIANS([.L52]))*COS(RADIANS([.$X$2]))*COS(RADIANS([.M52])-RADIANS([.$Y$2])))" office:value-type="float" office:value="1828.45943224925">
            <text:p>1828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arking du Centre socio-cultur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ue Jules Grandjouan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De 09h00 à 13h00. 22 février, 21 juin, 22 novembre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461633226959</text:p>
          </table:table-cell>
          <table:table-cell office:value-type="float" office:value="-1.5131900408568">
            <text:p>-1,5131900409</text:p>
          </table:table-cell>
          <table:table-cell table:number-columns-repeated="7"/>
          <table:table-cell table:style-name="ce3" table:formula="of:=6378000*ACOS(SIN(RADIANS([.L53]))*SIN(RADIANS([.$X$2]))+COS(RADIANS([.L53]))*COS(RADIANS([.$X$2]))*COS(RADIANS([.M53])-RADIANS([.$Y$2])))" office:value-type="float" office:value="2154.999575133">
            <text:p>2155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lace de la Bottièr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la Bottière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De 14h30 à 19h00. 18 février, 17 juin, 18 novembre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404395996232</text:p>
          </table:table-cell>
          <table:table-cell office:value-type="float" office:value="-1.5183493081278">
            <text:p>-1,5183493081</text:p>
          </table:table-cell>
          <table:table-cell table:number-columns-repeated="7"/>
          <table:table-cell table:style-name="ce3" table:formula="of:=6378000*ACOS(SIN(RADIANS([.L54]))*SIN(RADIANS([.$X$2]))+COS(RADIANS([.L54]))*COS(RADIANS([.$X$2]))*COS(RADIANS([.M54])-RADIANS([.$Y$2])))" office:value-type="float" office:value="1480.28593667381">
            <text:p>1480</text:p>
          </table:table-cell>
          <table:table-cell table:number-columns-repeated="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ue de la Planche au Gué (à côté du multi accueil)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ue de la Planche au Gué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De 14h30 à 19h00. 21 février, 20 juin, 21 novembre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689928765624</text:p>
          </table:table-cell>
          <table:table-cell office:value-type="float" office:value="-1.5219043578058">
            <text:p>-1,5219043578</text:p>
          </table:table-cell>
          <table:table-cell table:number-columns-repeated="7"/>
          <table:table-cell table:style-name="ce3" table:formula="of:=6378000*ACOS(SIN(RADIANS([.L55]))*SIN(RADIANS([.$X$2]))+COS(RADIANS([.L55]))*COS(RADIANS([.$X$2]))*COS(RADIANS([.M55])-RADIANS([.$Y$2])))" office:value-type="float" office:value="4000.69486021188">
            <text:p>4001</text:p>
          </table:table-cell>
          <table:table-cell table:number-columns-repeated="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arking du gymnase Marsauderie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ue de Koufra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De 14h30 à 19h00. 17 février, 16 juin, 17 novembre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45637014142 </text:p>
          </table:table-cell>
          <table:table-cell office:value-type="float" office:value="-1.5283399998071">
            <text:p>-1,5283399998</text:p>
          </table:table-cell>
          <table:table-cell table:number-columns-repeated="7"/>
          <table:table-cell table:style-name="ce3" table:formula="of:=6378000*ACOS(SIN(RADIANS([.L56]))*SIN(RADIANS([.$X$2]))+COS(RADIANS([.L56]))*COS(RADIANS([.$X$2]))*COS(RADIANS([.M56])-RADIANS([.$Y$2])))" office:value-type="float" office:value="1379.95215763173">
            <text:p>1380</text:p>
          </table:table-cell>
          <table:table-cell table:number-columns-repeated="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Leclerc Paridis</text:p>
          </table:table-cell>
          <table:table-cell office:value-type="string">
            <text:p>Commerce</text:p>
          </table:table-cell>
          <table:table-cell office:value-type="float" office:value="0">
            <text:p>0</text:p>
          </table:table-cell>
          <table:table-cell office:value-type="string">
            <text:p>Rue du Perray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Vente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494038393733</text:p>
          </table:table-cell>
          <table:table-cell office:value-type="float" office:value="-1.5158327811377">
            <text:p>-1,5158327811</text:p>
          </table:table-cell>
          <table:table-cell table:number-columns-repeated="6" table:style-name="ce2" office:value-type="string">
            <text:p>de 08h30 à 21h</text:p>
          </table:table-cell>
          <table:table-cell table:style-name="ce2" office:value-type="string">
            <text:p>fermé</text:p>
          </table:table-cell>
          <table:table-cell table:style-name="ce3" table:formula="of:=6378000*ACOS(SIN(RADIANS([.L57]))*SIN(RADIANS([.$X$2]))+COS(RADIANS([.L57]))*COS(RADIANS([.$X$2]))*COS(RADIANS([.M57])-RADIANS([.$Y$2])))" office:value-type="float" office:value="2255.33774812322">
            <text:p>2255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iscine Jules Verne</text:p>
          </table:table-cell>
          <table:table-cell office:value-type="string">
            <text:p>Autre</text:p>
          </table:table-cell>
          <table:table-cell office:value-type="float" office:value="41">
            <text:p>41</text:p>
          </table:table-cell>
          <table:table-cell office:value-type="string">
            <text:p>Rue Jules Grandjouan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vente_distrib_auto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482207763996</text:p>
          </table:table-cell>
          <table:table-cell office:value-type="float" office:value="-1.5176099539053">
            <text:p>-1,5176099539</text:p>
          </table:table-cell>
          <table:table-cell table:number-columns-repeated="7"/>
          <table:table-cell table:style-name="ce3" table:formula="of:=6378000*ACOS(SIN(RADIANS([.L58]))*SIN(RADIANS([.$X$2]))+COS(RADIANS([.L58]))*COS(RADIANS([.$X$2]))*COS(RADIANS([.M58])-RADIANS([.$Y$2])))" office:value-type="float" office:value="2067.69033964167">
            <text:p>206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arrefour City</text:p>
          </table:table-cell>
          <table:table-cell office:value-type="string">
            <text:p>Commerce</text:p>
          </table:table-cell>
          <table:table-cell office:value-type="float" office:value="24">
            <text:p>24</text:p>
          </table:table-cell>
          <table:table-cell office:value-type="string">
            <text:p>Rue des Hauts Pavés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32676975986</text:p>
          </table:table-cell>
          <table:table-cell office:value-type="float" office:value="-1.5634994789943">
            <text:p>-1,563499479</text:p>
          </table:table-cell>
          <table:table-cell table:number-columns-repeated="6" office:value-type="string">
            <text:p>de 7h à 21h</text:p>
          </table:table-cell>
          <table:table-cell office:value-type="string">
            <text:p>de 9h à 13h</text:p>
          </table:table-cell>
          <table:table-cell table:style-name="ce3" table:formula="of:=6378000*ACOS(SIN(RADIANS([.L59]))*SIN(RADIANS([.$X$2]))+COS(RADIANS([.L59]))*COS(RADIANS([.$X$2]))*COS(RADIANS([.M59])-RADIANS([.$Y$2])))" office:value-type="float" office:value="2432.48823811941">
            <text:p>2432</text:p>
          </table:table-cell>
          <table:table-cell table:number-columns-repeated="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ison de l'Environnement Ecopole</text:p>
          </table:table-cell>
          <table:table-cell office:value-type="string">
            <text:p>Autre</text:p>
          </table:table-cell>
          <table:table-cell office:value-type="float" office:value="17">
            <text:p>17</text:p>
          </table:table-cell>
          <table:table-cell office:value-type="string">
            <text:p>Rue de Bouillé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60056758354</text:p>
          </table:table-cell>
          <table:table-cell office:value-type="float" office:value="-1.5560690879577">
            <text:p>-1,556069088</text:p>
          </table:table-cell>
          <table:table-cell table:number-columns-repeated="2" office:value-type="string">
            <text:p>de 13h30 à 18h</text:p>
          </table:table-cell>
          <table:table-cell office:value-type="string">
            <text:p>de 9h à 12h</text:p>
          </table:table-cell>
          <table:table-cell table:number-columns-repeated="2" office:value-type="string">
            <text:p>de 13h30 à 18h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60]))*SIN(RADIANS([.$X$2]))+COS(RADIANS([.L60]))*COS(RADIANS([.$X$2]))*COS(RADIANS([.M60])-RADIANS([.$Y$2])))" office:value-type="float" office:value="1793.85228396425">
            <text:p>1794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Carrefour Market</text:p>
          </table:table-cell>
          <table:table-cell office:value-type="string">
            <text:p>Commerce</text:p>
          </table:table-cell>
          <table:table-cell office:value-type="float" office:value="0">
            <text:p>0</text:p>
          </table:table-cell>
          <table:table-cell office:value-type="string">
            <text:p>Rond Point de Vannes</text:p>
          </table:table-cell>
          <table:table-cell office:value-type="string">
            <text:p>Breil - Barberie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29628182866 </text:p>
          </table:table-cell>
          <table:table-cell office:value-type="float" office:value="-1.57279493776477">
            <text:p>-1,5727949378</text:p>
          </table:table-cell>
          <table:table-cell table:number-columns-repeated="6" office:value-type="string">
            <text:p>de 8h30 à 20h</text:p>
          </table:table-cell>
          <table:table-cell office:value-type="string">
            <text:p>fermé</text:p>
          </table:table-cell>
          <table:table-cell table:style-name="ce3" table:formula="of:=6378000*ACOS(SIN(RADIANS([.L61]))*SIN(RADIANS([.$X$2]))+COS(RADIANS([.L61]))*COS(RADIANS([.$X$2]))*COS(RADIANS([.M61])-RADIANS([.$Y$2])))" office:value-type="float" office:value="2850.12630234855">
            <text:p>2850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Association ADDA</text:p>
          </table:table-cell>
          <table:table-cell office:value-type="string">
            <text:p>Autre</text:p>
          </table:table-cell>
          <table:table-cell office:value-type="float" office:value="5">
            <text:p>5</text:p>
          </table:table-cell>
          <table:table-cell office:value-type="string">
            <text:p>B Rue de la Carterie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92134745759</text:p>
          </table:table-cell>
          <table:table-cell office:value-type="float" office:value="-1.5546421721043">
            <text:p>-1,5546421721</text:p>
          </table:table-cell>
          <table:table-cell office:value-type="string">
            <text:p>fermé</text:p>
          </table:table-cell>
          <table:table-cell office:value-type="string">
            <text:p>de 16h30 à 19h </text:p>
          </table:table-cell>
          <table:table-cell office:value-type="string">
            <text:p>fermé</text:p>
          </table:table-cell>
          <table:table-cell office:value-type="string">
            <text:p>de 11h00 à 14h</text:p>
          </table:table-cell>
          <table:table-cell office:value-type="string">
            <text:p>de 16h30 à 19h </text:p>
          </table:table-cell>
          <table:table-cell office:value-type="string">
            <text:p>de 11h00 à </text:p>
          </table:table-cell>
          <table:table-cell office:value-type="string">
            <text:p>fermé</text:p>
          </table:table-cell>
          <table:table-cell table:style-name="ce3" table:formula="of:=6378000*ACOS(SIN(RADIANS([.L62]))*SIN(RADIANS([.$X$2]))+COS(RADIANS([.L62]))*COS(RADIANS([.$X$2]))*COS(RADIANS([.M62])-RADIANS([.$Y$2])))" office:value-type="float" office:value="1538.13188210034">
            <text:p>1538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Intermarché</text:p>
          </table:table-cell>
          <table:table-cell office:value-type="string">
            <text:p>Commerce</text:p>
          </table:table-cell>
          <table:table-cell office:value-type="float" office:value="15">
            <text:p>15</text:p>
          </table:table-cell>
          <table:table-cell office:value-type="string">
            <text:p>Rue Félix Thomas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302350847296</text:p>
          </table:table-cell>
          <table:table-cell office:value-type="float" office:value="-1.5539681137921">
            <text:p>-1,5539681138</text:p>
          </table:table-cell>
          <table:table-cell table:number-columns-repeated="6" office:value-type="string">
            <text:p>de 8h45 à 20h</text:p>
          </table:table-cell>
          <table:table-cell office:value-type="string">
            <text:p>fermé</text:p>
          </table:table-cell>
          <table:table-cell table:style-name="ce3" table:formula="of:=6378000*ACOS(SIN(RADIANS([.L63]))*SIN(RADIANS([.$X$2]))+COS(RADIANS([.L63]))*COS(RADIANS([.$X$2]))*COS(RADIANS([.M63])-RADIANS([.$Y$2])))" office:value-type="float" office:value="1451.50154032261">
            <text:p>1452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Aux Délices de Procé</text:p>
          </table:table-cell>
          <table:table-cell office:value-type="string">
            <text:p>Commerce</text:p>
          </table:table-cell>
          <table:table-cell office:value-type="float" office:value="3">
            <text:p>3</text:p>
          </table:table-cell>
          <table:table-cell office:value-type="string">
            <text:p>Boulevard Gaston Serpette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45128751455</text:p>
          </table:table-cell>
          <table:table-cell office:value-type="float" office:value="-1.5767852210817">
            <text:p>-1,5767852211</text:p>
          </table:table-cell>
          <table:table-cell table:number-columns-repeated="2" office:value-type="string">
            <text:p>de 7h à 20h</text:p>
          </table:table-cell>
          <table:table-cell office:value-type="string">
            <text:p>fermé</text:p>
          </table:table-cell>
          <table:table-cell table:number-columns-repeated="3" office:value-type="string">
            <text:p>de 7h à 20h</text:p>
          </table:table-cell>
          <table:table-cell office:value-type="string">
            <text:p>fermé</text:p>
          </table:table-cell>
          <table:table-cell table:style-name="ce3" table:formula="of:=6378000*ACOS(SIN(RADIANS([.L64]))*SIN(RADIANS([.$X$2]))+COS(RADIANS([.L64]))*COS(RADIANS([.$X$2]))*COS(RADIANS([.M64])-RADIANS([.$Y$2])))" office:value-type="float" office:value="3289.66348830916">
            <text:p>3290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Le Monselet</text:p>
          </table:table-cell>
          <table:table-cell office:value-type="string">
            <text:p>Commerce</text:p>
          </table:table-cell>
          <table:table-cell office:value-type="float" office:value="3">
            <text:p>3</text:p>
          </table:table-cell>
          <table:table-cell office:value-type="string">
            <text:p>Place Emile Sarradin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09463152634</text:p>
          </table:table-cell>
          <table:table-cell office:value-type="float" office:value="-1.5702537404738">
            <text:p>-1,5702537405</text:p>
          </table:table-cell>
          <table:table-cell table:number-columns-repeated="5" office:value-type="string">
            <text:p>de 7h à 19h30</text:p>
          </table:table-cell>
          <table:table-cell office:value-type="string">
            <text:p>de 8h à 13h et 14h30 à 18h30</text:p>
          </table:table-cell>
          <table:table-cell office:value-type="string">
            <text:p>fermé</text:p>
          </table:table-cell>
          <table:table-cell table:style-name="ce3" table:formula="of:=6378000*ACOS(SIN(RADIANS([.L65]))*SIN(RADIANS([.$X$2]))+COS(RADIANS([.L65]))*COS(RADIANS([.$X$2]))*COS(RADIANS([.M65])-RADIANS([.$Y$2])))" office:value-type="float" office:value="3003.92631282253">
            <text:p>3004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afé tabac le Bel air</text:p>
          </table:table-cell>
          <table:table-cell office:value-type="string">
            <text:p>Commerce</text:p>
          </table:table-cell>
          <table:table-cell office:value-type="float" office:value="71">
            <text:p>71</text:p>
          </table:table-cell>
          <table:table-cell office:value-type="string">
            <text:p>Rue de Bel Air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49905129991</text:p>
          </table:table-cell>
          <table:table-cell office:value-type="float" office:value="-1.5592398340086">
            <text:p>-1,559239834</text:p>
          </table:table-cell>
          <table:table-cell table:number-columns-repeated="5" office:value-type="string">
            <text:p>de 6h45 à 19h30</text:p>
          </table:table-cell>
          <table:table-cell office:value-type="string">
            <text:p>de 8h à 12h30</text:p>
          </table:table-cell>
          <table:table-cell office:value-type="string">
            <text:p>fermé</text:p>
          </table:table-cell>
          <table:table-cell table:style-name="ce3" table:formula="of:=6378000*ACOS(SIN(RADIANS([.L66]))*SIN(RADIANS([.$X$2]))+COS(RADIANS([.L66]))*COS(RADIANS([.$X$2]))*COS(RADIANS([.M66])-RADIANS([.$Y$2])))" office:value-type="float" office:value="2057.69622355719">
            <text:p>2058</text:p>
          </table:table-cell>
          <table:table-cell table:number-columns-repeated="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evant l'église Saint-Pasquie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Emile Fritsch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De 14h30 à 19h00. 24 mars, 1 septembre, 8 décem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88980938558</text:p>
          </table:table-cell>
          <table:table-cell office:value-type="float" office:value="-1.5657746938602">
            <text:p>-1,5657746939</text:p>
          </table:table-cell>
          <table:table-cell table:number-columns-repeated="7"/>
          <table:table-cell table:style-name="ce3" table:formula="of:=6378000*ACOS(SIN(RADIANS([.L67]))*SIN(RADIANS([.$X$2]))+COS(RADIANS([.L67]))*COS(RADIANS([.$X$2]))*COS(RADIANS([.M67])-RADIANS([.$Y$2])))" office:value-type="float" office:value="2349.87706222776">
            <text:p>2350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RAM Saint-Mihiel</text:p>
          </table:table-cell>
          <table:table-cell/>
          <table:table-cell office:value-type="float" office:value="0">
            <text:p>0</text:p>
          </table:table-cell>
          <table:table-cell office:value-type="string">
            <text:p>Quai de Versailles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De 14h30 à 19h00. 27 mars, 4 septembre, 11 décem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45848205917</text:p>
          </table:table-cell>
          <table:table-cell office:value-type="float" office:value="-1.5538360036256">
            <text:p>-1,5538360036</text:p>
          </table:table-cell>
          <table:table-cell table:number-columns-repeated="7"/>
          <table:table-cell table:style-name="ce3" table:formula="of:=6378000*ACOS(SIN(RADIANS([.L68]))*SIN(RADIANS([.$X$2]))+COS(RADIANS([.L68]))*COS(RADIANS([.$X$2]))*COS(RADIANS([.M68])-RADIANS([.$Y$2])))" office:value-type="float" office:value="1744.77073402744">
            <text:p>1745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lace Saint-Félix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Saint-Félix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De 09h00 à 13h00. 29 mars, 6 septembre, 13 décem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310649019152</text:p>
          </table:table-cell>
          <table:table-cell office:value-type="float" office:value="-1.5558887777174">
            <text:p>-1,5558887777</text:p>
          </table:table-cell>
          <table:table-cell table:number-columns-repeated="7"/>
          <table:table-cell table:style-name="ce3" table:formula="of:=6378000*ACOS(SIN(RADIANS([.L69]))*SIN(RADIANS([.$X$2]))+COS(RADIANS([.L69]))*COS(RADIANS([.$X$2]))*COS(RADIANS([.M69])-RADIANS([.$Y$2])))" office:value-type="float" office:value="1566.31040980694">
            <text:p>1566</text:p>
          </table:table-cell>
          <table:table-cell table:number-columns-repeated="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Angle Rue des Dervallières/Rue Octave Feuil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Octave Feuillet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De 14h30 à 19h00. 25 mars, 2 septembre, 9 décem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05952970888</text:p>
          </table:table-cell>
          <table:table-cell office:value-type="float" office:value="-1.573393713205">
            <text:p>-1,5733937132</text:p>
          </table:table-cell>
          <table:table-cell table:number-columns-repeated="7"/>
          <table:table-cell table:style-name="ce3" table:formula="of:=6378000*ACOS(SIN(RADIANS([.L70]))*SIN(RADIANS([.$X$2]))+COS(RADIANS([.L70]))*COS(RADIANS([.$X$2]))*COS(RADIANS([.M70])-RADIANS([.$Y$2])))" office:value-type="float" office:value="3230.61824878554">
            <text:p>3231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ngle Boulevard Gaston Serpette/Boulevard des Anglai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ulevard Gaston Serpette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De 14h30 à 19h00. 28 mars, 5 septembre, 12 décembre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288414804835</text:p>
          </table:table-cell>
          <table:table-cell office:value-type="float" office:value="-1.5755142240167">
            <text:p>-1,575514224</text:p>
          </table:table-cell>
          <table:table-cell table:number-columns-repeated="7"/>
          <table:table-cell table:style-name="ce3" table:formula="of:=6378000*ACOS(SIN(RADIANS([.L71]))*SIN(RADIANS([.$X$2]))+COS(RADIANS([.L71]))*COS(RADIANS([.$X$2]))*COS(RADIANS([.M71])-RADIANS([.$Y$2])))" office:value-type="float" office:value="3068.60401824402">
            <text:p>3069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Place de Talensac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Talensac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De 14h30 à 19h00. 26 mars, 3 septembre, 10 décem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10157384752</text:p>
          </table:table-cell>
          <table:table-cell office:value-type="float" office:value="-1.5568557166418">
            <text:p>-1,5568557166</text:p>
          </table:table-cell>
          <table:table-cell table:number-columns-repeated="7"/>
          <table:table-cell table:style-name="ce3" table:formula="of:=6378000*ACOS(SIN(RADIANS([.L72]))*SIN(RADIANS([.$X$2]))+COS(RADIANS([.L72]))*COS(RADIANS([.$X$2]))*COS(RADIANS([.M72])-RADIANS([.$Y$2])))" office:value-type="float" office:value="2176.85138772129">
            <text:p>2177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Carrefour Market</text:p>
          </table:table-cell>
          <table:table-cell office:value-type="string">
            <text:p>Commerce</text:p>
          </table:table-cell>
          <table:table-cell office:value-type="float" office:value="0">
            <text:p>0</text:p>
          </table:table-cell>
          <table:table-cell office:value-type="string">
            <text:p>Rond Point de Vannes</text:p>
          </table:table-cell>
          <table:table-cell office:value-type="string">
            <text:p>Breil - Barberie</text:p>
          </table:table-cell>
          <table:table-cell office:value-type="string">
            <text:p>Hauts pavés/Saint Félix</text:p>
          </table:table-cell>
          <table:table-cell office:value-type="string">
            <text:p>Vente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297310193542</text:p>
          </table:table-cell>
          <table:table-cell office:value-type="float" office:value="-1.5728357795022">
            <text:p>-1,5728357795</text:p>
          </table:table-cell>
          <table:table-cell table:number-columns-repeated="6" office:value-type="string">
            <text:p>de 8h30 à 20h</text:p>
          </table:table-cell>
          <table:table-cell office:value-type="string">
            <text:p>fermé</text:p>
          </table:table-cell>
          <table:table-cell table:style-name="ce3" table:formula="of:=6378000*ACOS(SIN(RADIANS([.L73]))*SIN(RADIANS([.$X$2]))+COS(RADIANS([.L73]))*COS(RADIANS([.$X$2]))*COS(RADIANS([.M73])-RADIANS([.$Y$2])))" office:value-type="float" office:value="2851.09533235357">
            <text:p>2851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Marché de Talensac</text:p>
          </table:table-cell>
          <table:table-cell office:value-type="string">
            <text:p>Marché</text:p>
          </table:table-cell>
          <table:table-cell office:value-type="float" office:value="0">
            <text:p>0</text:p>
          </table:table-cell>
          <table:table-cell office:value-type="string">
            <text:p>Rue de Talensac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vente_distrib_auto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09513930215</text:p>
          </table:table-cell>
          <table:table-cell office:value-type="float" office:value="-1.5571721380395">
            <text:p>-1,557172138</text:p>
          </table:table-cell>
          <table:table-cell table:number-columns-repeated="7"/>
          <table:table-cell table:style-name="ce3" table:formula="of:=6378000*ACOS(SIN(RADIANS([.L74]))*SIN(RADIANS([.$X$2]))+COS(RADIANS([.L74]))*COS(RADIANS([.$X$2]))*COS(RADIANS([.M74])-RADIANS([.$Y$2])))" office:value-type="float" office:value="2199.29975051718">
            <text:p>2199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par</text:p>
          </table:table-cell>
          <table:table-cell office:value-type="string">
            <text:p>Commerce</text:p>
          </table:table-cell>
          <table:table-cell office:value-type="float" office:value="1">
            <text:p>1</text:p>
          </table:table-cell>
          <table:table-cell office:value-type="string">
            <text:p>Boulevard de la Prairie au Duc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PDIS</text:p>
          </table:table-cell>
          <table:table-cell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47,2050820696464</text:p>
          </table:table-cell>
          <table:table-cell office:value-type="float" office:value="-1.5578711481244">
            <text:p>-1,5578711481</text:p>
          </table:table-cell>
          <table:table-cell table:number-columns-repeated="6" office:value-type="string">
            <text:p>de 8h à 21h</text:p>
          </table:table-cell>
          <table:table-cell office:value-type="string">
            <text:p>de 9h à 13h</text:p>
          </table:table-cell>
          <table:table-cell table:style-name="ce3" table:formula="of:=6378000*ACOS(SIN(RADIANS([.L75]))*SIN(RADIANS([.$X$2]))+COS(RADIANS([.L75]))*COS(RADIANS([.$X$2]))*COS(RADIANS([.M75])-RADIANS([.$Y$2])))" office:value-type="float" office:value="3658.11879087684">
            <text:p>3658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Boulangerie Pain de Sophie</text:p>
          </table:table-cell>
          <table:table-cell office:value-type="string">
            <text:p>Commerce</text:p>
          </table:table-cell>
          <table:table-cell office:value-type="float" office:value="10">
            <text:p>10</text:p>
          </table:table-cell>
          <table:table-cell office:value-type="string">
            <text:p>Boulevard Babin Chevaye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PDIS</text:p>
          </table:table-cell>
          <table:table-cell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47,2060001238051</text:p>
          </table:table-cell>
          <table:table-cell office:value-type="float" office:value="-1.5491070581611">
            <text:p>-1,5491070582</text:p>
          </table:table-cell>
          <table:table-cell table:number-columns-repeated="5" office:value-type="string">
            <text:p>de 7h à 20h</text:p>
          </table:table-cell>
          <table:table-cell office:value-type="string">
            <text:p>fermé</text:p>
          </table:table-cell>
          <table:table-cell office:value-type="string">
            <text:p>de 7h à 20h</text:p>
          </table:table-cell>
          <table:table-cell table:style-name="ce3" table:formula="of:=6378000*ACOS(SIN(RADIANS([.L76]))*SIN(RADIANS([.$X$2]))+COS(RADIANS([.L76]))*COS(RADIANS([.$X$2]))*COS(RADIANS([.M76])-RADIANS([.$Y$2])))" office:value-type="float" office:value="3308.67117500186">
            <text:p>3309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Boulangerie, Le Fournil de Mangin</text:p>
          </table:table-cell>
          <table:table-cell office:value-type="string">
            <text:p>Commerce</text:p>
          </table:table-cell>
          <table:table-cell office:value-type="float" office:value="1">
            <text:p>1</text:p>
          </table:table-cell>
          <table:table-cell office:value-type="string">
            <text:p>Place Mangin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PDIS</text:p>
          </table:table-cell>
          <table:table-cell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47,2015607835123</text:p>
          </table:table-cell>
          <table:table-cell office:value-type="float" office:value="-1.5439670219556">
            <text:p>-1,543967022</text:p>
          </table:table-cell>
          <table:table-cell office:value-type="string">
            <text:p>fermé</text:p>
          </table:table-cell>
          <table:table-cell table:number-columns-repeated="5" office:value-type="string">
            <text:p>de 7h à 19h</text:p>
          </table:table-cell>
          <table:table-cell office:value-type="string">
            <text:p>de 7h à 13h</text:p>
          </table:table-cell>
          <table:table-cell table:style-name="ce3" table:formula="of:=6378000*ACOS(SIN(RADIANS([.L77]))*SIN(RADIANS([.$X$2]))+COS(RADIANS([.L77]))*COS(RADIANS([.$X$2]))*COS(RADIANS([.M77])-RADIANS([.$Y$2])))" office:value-type="float" office:value="3697.21508331169">
            <text:p>3697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Mairie Annexe Ile de Nantes</text:p>
          </table:table-cell>
          <table:table-cell office:value-type="string">
            <text:p>Mairie annexe</text:p>
          </table:table-cell>
          <table:table-cell office:value-type="float" office:value="2">
            <text:p>2</text:p>
          </table:table-cell>
          <table:table-cell office:value-type="string">
            <text:p>Rue René Viviani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PDIS</text:p>
          </table:table-cell>
          <table:table-cell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47,2064887575653</text:p>
          </table:table-cell>
          <table:table-cell office:value-type="float" office:value="-1.5380569528074">
            <text:p>-1,5380569528</text:p>
          </table:table-cell>
          <table:table-cell table:number-columns-repeated="5" office:value-type="string">
            <text:p>de 9h à 12h45 et de 14h à 17h30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78]))*SIN(RADIANS([.$X$2]))+COS(RADIANS([.L78]))*COS(RADIANS([.$X$2]))*COS(RADIANS([.M78])-RADIANS([.$Y$2])))" office:value-type="float" office:value="3100.73774383077">
            <text:p>3101</text:p>
          </table:table-cell>
          <table:table-cell table:number-columns-repeated="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Rue La Noue Bras de Fer (Ecole d'Architecture)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La Noue Bras de Fer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RDV</text:p>
          </table:table-cell>
          <table:table-cell office:value-type="string">
            <text:p>De 14h30 à 19h00. 24 février, 23 juin, 24 novembre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47,2074615533588</text:p>
          </table:table-cell>
          <table:table-cell office:value-type="float" office:value="-1.557353772429">
            <text:p>-1,5573537724</text:p>
          </table:table-cell>
          <table:table-cell table:number-columns-repeated="7"/>
          <table:table-cell table:style-name="ce3" table:formula="of:=6378000*ACOS(SIN(RADIANS([.L79]))*SIN(RADIANS([.$X$2]))+COS(RADIANS([.L79]))*COS(RADIANS([.$X$2]))*COS(RADIANS([.M79])-RADIANS([.$Y$2])))" office:value-type="float" office:value="3405.80007115608">
            <text:p>3406</text:p>
          </table:table-cell>
          <table:table-cell table:number-columns-repeated="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BUSWAY Ile de Nantes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oulevard Général de Gaulle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RDV</text:p>
          </table:table-cell>
          <table:table-cell office:value-type="string">
            <text:p>De 14h30 à 19h00. 27 février, 26 juin, 27 novembre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47,2060894902992</text:p>
          </table:table-cell>
          <table:table-cell office:value-type="float" office:value="-1.5385459078171">
            <text:p>-1,5385459078</text:p>
          </table:table-cell>
          <table:table-cell table:number-columns-repeated="7"/>
          <table:table-cell table:style-name="ce3" table:formula="of:=6378000*ACOS(SIN(RADIANS([.L80]))*SIN(RADIANS([.$X$2]))+COS(RADIANS([.L80]))*COS(RADIANS([.$X$2]))*COS(RADIANS([.M80])-RADIANS([.$Y$2])))" office:value-type="float" office:value="3147.40384038507">
            <text:p>3147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Place Victor Mangi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Victor Mangin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RDV</text:p>
          </table:table-cell>
          <table:table-cell office:value-type="string">
            <text:p>De 14h30 à 19h00. 26 février, 25 juin, 26 novembre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47,2009484198633</text:p>
          </table:table-cell>
          <table:table-cell office:value-type="float" office:value="-1.544593361064">
            <text:p>-1,5445933611</text:p>
          </table:table-cell>
          <table:table-cell table:number-columns-repeated="7"/>
          <table:table-cell table:style-name="ce3" table:formula="of:=6378000*ACOS(SIN(RADIANS([.L81]))*SIN(RADIANS([.$X$2]))+COS(RADIANS([.L81]))*COS(RADIANS([.$X$2]))*COS(RADIANS([.M81])-RADIANS([.$Y$2])))" office:value-type="float" office:value="3772.55559590711">
            <text:p>3773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Place de la Galar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la Galarne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RDV</text:p>
          </table:table-cell>
          <table:table-cell office:value-type="string">
            <text:p>De 09h00 à 13h00. 1 mars, 28 juin, 29 novembre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47,2085362258834</text:p>
          </table:table-cell>
          <table:table-cell office:value-type="float" office:value="-1.5293542912436">
            <text:p>-1,5293542912</text:p>
          </table:table-cell>
          <table:table-cell table:number-columns-repeated="7"/>
          <table:table-cell table:style-name="ce3" table:formula="of:=6378000*ACOS(SIN(RADIANS([.L82]))*SIN(RADIANS([.$X$2]))+COS(RADIANS([.L82]))*COS(RADIANS([.$X$2]))*COS(RADIANS([.M82])-RADIANS([.$Y$2])))" office:value-type="float" office:value="2907.90749356132">
            <text:p>2908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antes Habitat Agence Angleterre</text:p>
          </table:table-cell>
          <table:table-cell office:value-type="string">
            <text:p>Organisme HLM</text:p>
          </table:table-cell>
          <table:table-cell office:value-type="float" office:value="1">
            <text:p>1</text:p>
          </table:table-cell>
          <table:table-cell office:value-type="string">
            <text:p>Rue Angleterre</text:p>
          </table:table-cell>
          <table:table-cell office:value-type="string">
            <text:p>Malakoff - Saint-Donatien</text:p>
          </table:table-cell>
          <table:table-cell office:value-type="string">
            <text:p>Malakoff/Nantes Sud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46499036017</text:p>
          </table:table-cell>
          <table:table-cell office:value-type="float" office:value="-1.5283132845469">
            <text:p>-1,5283132845</text:p>
          </table:table-cell>
          <table:table-cell table:number-columns-repeated="5" office:value-type="string">
            <text:p>De 8h30 à 12h30 et de 13h30 à 17h30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83]))*SIN(RADIANS([.$X$2]))+COS(RADIANS([.L83]))*COS(RADIANS([.$X$2]))*COS(RADIANS([.M83])-RADIANS([.$Y$2])))" office:value-type="float" office:value="2257.79262315362">
            <text:p>2258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airie Annexe Malakoff</text:p>
          </table:table-cell>
          <table:table-cell office:value-type="string">
            <text:p>Mairie annexe</text:p>
          </table:table-cell>
          <table:table-cell office:value-type="float" office:value="0">
            <text:p>0</text:p>
          </table:table-cell>
          <table:table-cell office:value-type="string">
            <text:p>Place de Prague</text:p>
          </table:table-cell>
          <table:table-cell office:value-type="string">
            <text:p>Malakoff - Saint-Donatien</text:p>
          </table:table-cell>
          <table:table-cell office:value-type="string">
            <text:p>Malakoff/Nantes Sud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49316881317</text:p>
          </table:table-cell>
          <table:table-cell office:value-type="float" office:value="-1.5268025361439">
            <text:p>-1,5268025361</text:p>
          </table:table-cell>
          <table:table-cell table:number-columns-repeated="5" office:value-type="string">
            <text:p>de 9h à 12h45 et de 13h15 à 17h30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84]))*SIN(RADIANS([.$X$2]))+COS(RADIANS([.L84]))*COS(RADIANS([.$X$2]))*COS(RADIANS([.M84])-RADIANS([.$Y$2])))" office:value-type="float" office:value="2258.84107320256">
            <text:p>2259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ôle commercial Malakoff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ulevard de Sarrebruck</text:p>
          </table:table-cell>
          <table:table-cell office:value-type="string">
            <text:p>Malakoff - Saint-Donatien</text:p>
          </table:table-cell>
          <table:table-cell office:value-type="string">
            <text:p>Malakoff/Nantes Sud</text:p>
          </table:table-cell>
          <table:table-cell office:value-type="string">
            <text:p>RDV</text:p>
          </table:table-cell>
          <table:table-cell office:value-type="string">
            <text:p>De 14h30 à 19h00. 6 janvier, 7 avril, 15 septem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40541748747</text:p>
          </table:table-cell>
          <table:table-cell office:value-type="float" office:value="-1.5275539459033">
            <text:p>-1,5275539459</text:p>
          </table:table-cell>
          <table:table-cell table:number-columns-repeated="7"/>
          <table:table-cell table:style-name="ce3" table:formula="of:=6378000*ACOS(SIN(RADIANS([.L85]))*SIN(RADIANS([.$X$2]))+COS(RADIANS([.L85]))*COS(RADIANS([.$X$2]))*COS(RADIANS([.M85])-RADIANS([.$Y$2])))" office:value-type="float" office:value="2336.6032624775">
            <text:p>2337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iscine Petite Amazonie, Parvis du péage sauvage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Rue du Pont de l'Arche de Mauves</text:p>
          </table:table-cell>
          <table:table-cell office:value-type="string">
            <text:p>Malakoff - Saint-Donatien</text:p>
          </table:table-cell>
          <table:table-cell office:value-type="string">
            <text:p>Malakoff/Nantes Sud</text:p>
          </table:table-cell>
          <table:table-cell office:value-type="string">
            <text:p>RDV</text:p>
          </table:table-cell>
          <table:table-cell office:value-type="string">
            <text:p>De 14h30 à 19h00. 10 janvier, 11 avril, 19 septem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62745514945</text:p>
          </table:table-cell>
          <table:table-cell office:value-type="float" office:value="-1.5323591733059">
            <text:p>-1,5323591733</text:p>
          </table:table-cell>
          <table:table-cell table:number-columns-repeated="7"/>
          <table:table-cell table:style-name="ce3" table:formula="of:=6378000*ACOS(SIN(RADIANS([.L86]))*SIN(RADIANS([.$X$2]))+COS(RADIANS([.L86]))*COS(RADIANS([.$X$2]))*COS(RADIANS([.M86])-RADIANS([.$Y$2])))" office:value-type="float" office:value="2022.41570083593">
            <text:p>2022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Piscine Petite Amazonie</text:p>
          </table:table-cell>
          <table:table-cell office:value-type="string">
            <text:p>Autre</text:p>
          </table:table-cell>
          <table:table-cell office:value-type="float" office:value="15">
            <text:p>15</text:p>
          </table:table-cell>
          <table:table-cell office:value-type="string">
            <text:p>Rue du Pont de l'Arche de Mauves</text:p>
          </table:table-cell>
          <table:table-cell office:value-type="string">
            <text:p>Malakoff - Saint-Donatien</text:p>
          </table:table-cell>
          <table:table-cell office:value-type="string">
            <text:p>Malakoff/Nantes Sud</text:p>
          </table:table-cell>
          <table:table-cell office:value-type="string">
            <text:p>vente_distrib_auto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65885207839</text:p>
          </table:table-cell>
          <table:table-cell office:value-type="float" office:value="-1.5318896621341">
            <text:p>-1,5318896621</text:p>
          </table:table-cell>
          <table:table-cell table:number-columns-repeated="7"/>
          <table:table-cell table:style-name="ce3" table:formula="of:=6378000*ACOS(SIN(RADIANS([.L87]))*SIN(RADIANS([.$X$2]))+COS(RADIANS([.L87]))*COS(RADIANS([.$X$2]))*COS(RADIANS([.M87])-RADIANS([.$Y$2])))" office:value-type="float" office:value="1992.59703276285">
            <text:p>1993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Mairie Annexe Nantes Nord</text:p>
          </table:table-cell>
          <table:table-cell office:value-type="string">
            <text:p>Mairie annexe</text:p>
          </table:table-cell>
          <table:table-cell office:value-type="float" office:value="41">
            <text:p>41</text:p>
          </table:table-cell>
          <table:table-cell office:value-type="string">
            <text:p>Route de la Chapelle sur Erdre</text:p>
          </table:table-cell>
          <table:table-cell table:number-columns-repeated="2" office:value-type="string">
            <text:p>Nantes Nord</text:p>
          </table:table-cell>
          <table:table-cell office:value-type="string">
            <text:p>PDIS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567767936233</text:p>
          </table:table-cell>
          <table:table-cell office:value-type="float" office:value="-1.5759724415878">
            <text:p>-1,5759724416</text:p>
          </table:table-cell>
          <table:table-cell table:number-columns-repeated="5" office:value-type="string">
            <text:p>de 9h à 12h et de 13h15 à 17h30 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88]))*SIN(RADIANS([.$X$2]))+COS(RADIANS([.L88]))*COS(RADIANS([.$X$2]))*COS(RADIANS([.M88])-RADIANS([.$Y$2])))" office:value-type="float" office:value="3938.6627403338">
            <text:p>3939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Boulangerie La p'tite cantine</text:p>
          </table:table-cell>
          <table:table-cell office:value-type="string">
            <text:p>Commerce</text:p>
          </table:table-cell>
          <table:table-cell office:value-type="float" office:value="4">
            <text:p>4</text:p>
          </table:table-cell>
          <table:table-cell office:value-type="string">
            <text:p>Rue du Moulin des Rochettes</text:p>
          </table:table-cell>
          <table:table-cell table:number-columns-repeated="2" office:value-type="string">
            <text:p>Nantes Nord</text:p>
          </table:table-cell>
          <table:table-cell office:value-type="string">
            <text:p>PDIS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614647518517</text:p>
          </table:table-cell>
          <table:table-cell office:value-type="float" office:value="-1.5819891056076">
            <text:p>-1,5819891056</text:p>
          </table:table-cell>
          <table:table-cell table:number-columns-repeated="5" office:value-type="string">
            <text:p>de 7h à 19h30</text:p>
          </table:table-cell>
          <table:table-cell office:value-type="string">
            <text:p>fermé</text:p>
          </table:table-cell>
          <table:table-cell office:value-type="string">
            <text:p>de 7h à 19h30</text:p>
          </table:table-cell>
          <table:table-cell table:style-name="ce3" table:formula="of:=6378000*ACOS(SIN(RADIANS([.L89]))*SIN(RADIANS([.$X$2]))+COS(RADIANS([.L89]))*COS(RADIANS([.$X$2]))*COS(RADIANS([.M89])-RADIANS([.$Y$2])))" office:value-type="float" office:value="4622.61209015113">
            <text:p>4623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Boulangerie Le bon la croute la mie</text:p>
          </table:table-cell>
          <table:table-cell office:value-type="string">
            <text:p>Commerce</text:p>
          </table:table-cell>
          <table:table-cell office:value-type="float" office:value="18">
            <text:p>18</text:p>
          </table:table-cell>
          <table:table-cell office:value-type="string">
            <text:p>Rue des Renards</text:p>
          </table:table-cell>
          <table:table-cell table:number-columns-repeated="2" office:value-type="string">
            <text:p>Nantes Nord</text:p>
          </table:table-cell>
          <table:table-cell office:value-type="string">
            <text:p>PDIS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546569897184</text:p>
          </table:table-cell>
          <table:table-cell office:value-type="float" office:value="-1.5654415499656">
            <text:p>-1,56544155</text:p>
          </table:table-cell>
          <table:table-cell table:number-columns-repeated="5" office:value-type="string">
            <text:p>de 6h30 à 14h et de 16h à 20h</text:p>
          </table:table-cell>
          <table:table-cell office:value-type="string">
            <text:p>de 7h à 14h</text:p>
          </table:table-cell>
          <table:table-cell office:value-type="string">
            <text:p>fermé</text:p>
          </table:table-cell>
          <table:table-cell table:style-name="ce3" table:formula="of:=6378000*ACOS(SIN(RADIANS([.L90]))*SIN(RADIANS([.$X$2]))+COS(RADIANS([.L90]))*COS(RADIANS([.$X$2]))*COS(RADIANS([.M90])-RADIANS([.$Y$2])))" office:value-type="float" office:value="3190.6344750763">
            <text:p>3191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Pôle de proximité Erdre et Cens</text:p>
          </table:table-cell>
          <table:table-cell office:value-type="string">
            <text:p>Pôle de proximité</text:p>
          </table:table-cell>
          <table:table-cell office:value-type="float" office:value="37">
            <text:p>37</text:p>
          </table:table-cell>
          <table:table-cell office:value-type="string">
            <text:p>Boulevard Albert Einstein</text:p>
          </table:table-cell>
          <table:table-cell table:number-columns-repeated="2" office:value-type="string">
            <text:p>Nantes Nord</text:p>
          </table:table-cell>
          <table:table-cell office:value-type="string">
            <text:p>PDIS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640133773154</text:p>
          </table:table-cell>
          <table:table-cell office:value-type="float" office:value="-1.5724424718671">
            <text:p>-1,5724424719</text:p>
          </table:table-cell>
          <table:table-cell table:number-columns-repeated="5" office:value-type="string">
            <text:p>de 8h30 à 12h30 et de 13h30 à 17h30 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91]))*SIN(RADIANS([.$X$2]))+COS(RADIANS([.L91]))*COS(RADIANS([.$X$2]))*COS(RADIANS([.M91])-RADIANS([.$Y$2])))" office:value-type="float" office:value="4317.48215159376">
            <text:p>4317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Ecole Françoise Dolto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ue de Questembert</text:p>
          </table:table-cell>
          <table:table-cell table:number-columns-repeated="2" office:value-type="string">
            <text:p>Nantes Nord</text:p>
          </table:table-cell>
          <table:table-cell office:value-type="string">
            <text:p>RDV</text:p>
          </table:table-cell>
          <table:table-cell office:value-type="string">
            <text:p>De 14h30 à 19h00. 31 mars, 8 septembre, 15 décembre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649104117402</text:p>
          </table:table-cell>
          <table:table-cell office:value-type="float" office:value="-1.5800693431707">
            <text:p>-1,5800693432</text:p>
          </table:table-cell>
          <table:table-cell table:number-columns-repeated="7"/>
          <table:table-cell table:style-name="ce3" table:formula="of:=6378000*ACOS(SIN(RADIANS([.L92]))*SIN(RADIANS([.$X$2]))+COS(RADIANS([.L92]))*COS(RADIANS([.$X$2]))*COS(RADIANS([.M92])-RADIANS([.$Y$2])))" office:value-type="float" office:value="4779.27027860821">
            <text:p>4779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84, route de la Chapelle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Route de la Chapelle sur Erdre</text:p>
          </table:table-cell>
          <table:table-cell table:number-columns-repeated="2" office:value-type="string">
            <text:p>Nantes Nord</text:p>
          </table:table-cell>
          <table:table-cell office:value-type="string">
            <text:p>RDV</text:p>
          </table:table-cell>
          <table:table-cell office:value-type="string">
            <text:p>De 14h30 à 19h00. 2 avril, 10 septembre, 17 décembre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592431633445</text:p>
          </table:table-cell>
          <table:table-cell office:value-type="float" office:value="-1.5752070798581">
            <text:p>-1,5752070799</text:p>
          </table:table-cell>
          <table:table-cell table:number-columns-repeated="7"/>
          <table:table-cell table:style-name="ce3" table:formula="of:=6378000*ACOS(SIN(RADIANS([.L93]))*SIN(RADIANS([.$X$2]))+COS(RADIANS([.L93]))*COS(RADIANS([.$X$2]))*COS(RADIANS([.M93])-RADIANS([.$Y$2])))" office:value-type="float" office:value="4075.96420661667">
            <text:p>4076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TRAM Bourgeonnièr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la Bourgeonnière</text:p>
          </table:table-cell>
          <table:table-cell table:number-columns-repeated="2" office:value-type="string">
            <text:p>Nantes Nord</text:p>
          </table:table-cell>
          <table:table-cell office:value-type="string">
            <text:p>RDV</text:p>
          </table:table-cell>
          <table:table-cell office:value-type="string">
            <text:p>De 09h00 à 13h00. 5 avril, 13 septembre, 20 décembre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535014483975</text:p>
          </table:table-cell>
          <table:table-cell office:value-type="float" office:value="-1.5597284463394">
            <text:p>-1,5597284463</text:p>
          </table:table-cell>
          <table:table-cell table:number-columns-repeated="7"/>
          <table:table-cell table:style-name="ce3" table:formula="of:=6378000*ACOS(SIN(RADIANS([.L94]))*SIN(RADIANS([.$X$2]))+COS(RADIANS([.L94]))*COS(RADIANS([.$X$2]))*COS(RADIANS([.M94])-RADIANS([.$Y$2])))" office:value-type="float" office:value="2803.71438182065">
            <text:p>2804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9 rue du Paraguay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Rue du Paraguay</text:p>
          </table:table-cell>
          <table:table-cell table:number-columns-repeated="2" office:value-type="string">
            <text:p>Nantes Nord</text:p>
          </table:table-cell>
          <table:table-cell office:value-type="string">
            <text:p>RDV</text:p>
          </table:table-cell>
          <table:table-cell office:value-type="string">
            <text:p>De 14h30 à 19h00. 4 avril, 12 septembre, 19 décembre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618224406621</text:p>
          </table:table-cell>
          <table:table-cell office:value-type="float" office:value="-1.5662630534439">
            <text:p>-1,5662630534</text:p>
          </table:table-cell>
          <table:table-cell table:number-columns-repeated="7"/>
          <table:table-cell table:style-name="ce3" table:formula="of:=6378000*ACOS(SIN(RADIANS([.L95]))*SIN(RADIANS([.$X$2]))+COS(RADIANS([.L95]))*COS(RADIANS([.$X$2]))*COS(RADIANS([.M95])-RADIANS([.$Y$2])))" office:value-type="float" office:value="3835.837138223">
            <text:p>3836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TRAM Santos Dumo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s Renards</text:p>
          </table:table-cell>
          <table:table-cell table:number-columns-repeated="2" office:value-type="string">
            <text:p>Nantes Nord</text:p>
          </table:table-cell>
          <table:table-cell office:value-type="string">
            <text:p>RDV</text:p>
          </table:table-cell>
          <table:table-cell office:value-type="string">
            <text:p>De 14h30 à 19h00. 3 avril, 11 septembre, 18 décembre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596471391834</text:p>
          </table:table-cell>
          <table:table-cell office:value-type="float" office:value="-1.5679125622189">
            <text:p>-1,5679125622</text:p>
          </table:table-cell>
          <table:table-cell table:number-columns-repeated="7"/>
          <table:table-cell table:style-name="ce3" table:formula="of:=6378000*ACOS(SIN(RADIANS([.L96]))*SIN(RADIANS([.$X$2]))+COS(RADIANS([.L96]))*COS(RADIANS([.$X$2]))*COS(RADIANS([.M96])-RADIANS([.$Y$2])))" office:value-type="float" office:value="3725.52894886587">
            <text:p>3726</text:p>
          </table:table-cell>
          <table:table-cell table:number-columns-repeated="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Café tabac Le Sulky</text:p>
          </table:table-cell>
          <table:table-cell office:value-type="string">
            <text:p>Commerce</text:p>
          </table:table-cell>
          <table:table-cell office:value-type="float" office:value="39">
            <text:p>39</text:p>
          </table:table-cell>
          <table:table-cell office:value-type="string">
            <text:p>Boulevard des Tribunes</text:p>
          </table:table-cell>
          <table:table-cell office:value-type="string">
            <text:p>Nantes Nord</text:p>
          </table:table-cell>
          <table:table-cell office:value-type="string">
            <text:p>Nantes Nord/Barberie</text:p>
          </table:table-cell>
          <table:table-cell office:value-type="string">
            <text:p>PDIS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486249344171</text:p>
          </table:table-cell>
          <table:table-cell office:value-type="float" office:value="-1.5685415141313">
            <text:p>-1,5685415141</text:p>
          </table:table-cell>
          <table:table-cell table:number-columns-repeated="5" office:value-type="string">
            <text:p>de 7h à 20h </text:p>
          </table:table-cell>
          <table:table-cell office:value-type="string">
            <text:p>fermé</text:p>
          </table:table-cell>
          <table:table-cell office:value-type="string">
            <text:p>de 10h à 17h </text:p>
          </table:table-cell>
          <table:table-cell table:style-name="ce3" table:formula="of:=6378000*ACOS(SIN(RADIANS([.L97]))*SIN(RADIANS([.$X$2]))+COS(RADIANS([.L97]))*COS(RADIANS([.$X$2]))*COS(RADIANS([.M97])-RADIANS([.$Y$2])))" office:value-type="float" office:value="2948.80706209147">
            <text:p>2949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Carrefour City</text:p>
          </table:table-cell>
          <table:table-cell office:value-type="string">
            <text:p>Commerce</text:p>
          </table:table-cell>
          <table:table-cell office:value-type="float" office:value="14">
            <text:p>14</text:p>
          </table:table-cell>
          <table:table-cell office:value-type="string">
            <text:p>Rue Guillaume Grootaers</text:p>
          </table:table-cell>
          <table:table-cell office:value-type="string">
            <text:p>Breil - Barberie</text:p>
          </table:table-cell>
          <table:table-cell office:value-type="string">
            <text:p>Nantes Nord/Barberie</text:p>
          </table:table-cell>
          <table:table-cell office:value-type="string">
            <text:p>PDIS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388742571698</text:p>
          </table:table-cell>
          <table:table-cell office:value-type="float" office:value="-1.585002547601">
            <text:p>-1,5850025476</text:p>
          </table:table-cell>
          <table:table-cell table:number-columns-repeated="6" office:value-type="string">
            <text:p>de 7h à 21h </text:p>
          </table:table-cell>
          <table:table-cell office:value-type="string">
            <text:p>de 8h30 à 13h </text:p>
          </table:table-cell>
          <table:table-cell table:style-name="ce3" table:formula="of:=6378000*ACOS(SIN(RADIANS([.L98]))*SIN(RADIANS([.$X$2]))+COS(RADIANS([.L98]))*COS(RADIANS([.$X$2]))*COS(RADIANS([.M98])-RADIANS([.$Y$2])))" office:value-type="float" office:value="3759.39600416394">
            <text:p>3759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Velo Campus</text:p>
          </table:table-cell>
          <table:table-cell office:value-type="string">
            <text:p>Autre</text:p>
          </table:table-cell>
          <table:table-cell office:value-type="float" office:value="3">
            <text:p>3</text:p>
          </table:table-cell>
          <table:table-cell office:value-type="string">
            <text:p>Chem de la Censive du Tertre</text:p>
          </table:table-cell>
          <table:table-cell office:value-type="string">
            <text:p>Nantes Nord</text:p>
          </table:table-cell>
          <table:table-cell office:value-type="string">
            <text:p>Nantes Nord/Barberie</text:p>
          </table:table-cell>
          <table:table-cell office:value-type="string">
            <text:p>PDIS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431824722891</text:p>
          </table:table-cell>
          <table:table-cell office:value-type="float" office:value="-1.5541097686114">
            <text:p>-1,5541097686</text:p>
          </table:table-cell>
          <table:table-cell office:value-type="string">
            <text:p>de 13h30 à 20h</text:p>
          </table:table-cell>
          <table:table-cell office:value-type="string">
            <text:p>de 14h à18h</text:p>
          </table:table-cell>
          <table:table-cell office:value-type="string">
            <text:p>de 13h30 à 20h</text:p>
          </table:table-cell>
          <table:table-cell office:value-type="string">
            <text:p>de 14h à18h</text:p>
          </table:table-cell>
          <table:table-cell office:value-type="string">
            <text:p>fermé</text:p>
          </table:table-cell>
          <table:table-cell office:value-type="string">
            <text:p>de 14h à18h</text:p>
          </table:table-cell>
          <table:table-cell office:value-type="string">
            <text:p>fermé</text:p>
          </table:table-cell>
          <table:table-cell table:style-name="ce3" table:formula="of:=6378000*ACOS(SIN(RADIANS([.L99]))*SIN(RADIANS([.$X$2]))+COS(RADIANS([.L99]))*COS(RADIANS([.$X$2]))*COS(RADIANS([.M99])-RADIANS([.$Y$2])))" office:value-type="float" office:value="1705.70092971759">
            <text:p>1706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La Cabane à Pain</text:p>
          </table:table-cell>
          <table:table-cell office:value-type="string">
            <text:p>Commerce</text:p>
          </table:table-cell>
          <table:table-cell office:value-type="float" office:value="67">
            <text:p>67</text:p>
          </table:table-cell>
          <table:table-cell office:value-type="string">
            <text:p>Rue Hector Berlioz</text:p>
          </table:table-cell>
          <table:table-cell office:value-type="string">
            <text:p>Breil - Barberie</text:p>
          </table:table-cell>
          <table:table-cell office:value-type="string">
            <text:p>Nantes Nord/Barberie</text:p>
          </table:table-cell>
          <table:table-cell office:value-type="string">
            <text:p>PDIS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394706174479</text:p>
          </table:table-cell>
          <table:table-cell office:value-type="float" office:value="-1.5792961447517">
            <text:p>-1,5792961448</text:p>
          </table:table-cell>
          <table:table-cell table:number-columns-repeated="5" office:value-type="string">
            <text:p>de 7h à 13h30 et 15h30 à 19h30</text:p>
          </table:table-cell>
          <table:table-cell office:value-type="string">
            <text:p>de 7h à 13h30</text:p>
          </table:table-cell>
          <table:table-cell office:value-type="string">
            <text:p>fermé</text:p>
          </table:table-cell>
          <table:table-cell table:style-name="ce3" table:formula="of:=6378000*ACOS(SIN(RADIANS([.L100]))*SIN(RADIANS([.$X$2]))+COS(RADIANS([.L100]))*COS(RADIANS([.$X$2]))*COS(RADIANS([.M100])-RADIANS([.$Y$2])))" office:value-type="float" office:value="3343.36004296451">
            <text:p>3343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Mairie Annexe Barberie</text:p>
          </table:table-cell>
          <table:table-cell office:value-type="string">
            <text:p>Mairie annexe</text:p>
          </table:table-cell>
          <table:table-cell office:value-type="float" office:value="103">
            <text:p>103</text:p>
          </table:table-cell>
          <table:table-cell office:value-type="string">
            <text:p>Rue Pierre Yvernogeau</text:p>
          </table:table-cell>
          <table:table-cell office:value-type="string">
            <text:p>Breil - Barberie</text:p>
          </table:table-cell>
          <table:table-cell office:value-type="string">
            <text:p>Nantes Nord/Barberie</text:p>
          </table:table-cell>
          <table:table-cell office:value-type="string">
            <text:p>PDIS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408839755244</text:p>
          </table:table-cell>
          <table:table-cell office:value-type="float" office:value="-1.572158385062">
            <text:p>-1,5721583851</text:p>
          </table:table-cell>
          <table:table-cell table:number-columns-repeated="5" office:value-type="string">
            <text:p>de 9h à 12h45 et de 14h à 17h30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101]))*SIN(RADIANS([.$X$2]))+COS(RADIANS([.L101]))*COS(RADIANS([.$X$2]))*COS(RADIANS([.M101])-RADIANS([.$Y$2])))" office:value-type="float" office:value="2849.79962487835">
            <text:p>2850</text:p>
          </table:table-cell>
          <table:table-cell table:number-columns-repeated="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Mairie annexe Barberie/skate parc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Pierre Yvernogeau</text:p>
          </table:table-cell>
          <table:table-cell office:value-type="string">
            <text:p>Breil - Barberie</text:p>
          </table:table-cell>
          <table:table-cell office:value-type="string">
            <text:p>Nantes Nord/Barberie</text:p>
          </table:table-cell>
          <table:table-cell office:value-type="string">
            <text:p>RDV</text:p>
          </table:table-cell>
          <table:table-cell office:value-type="string">
            <text:p>De 09h00 à 13h00. 15 février, 7 juin, 25 octobre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416819425104</text:p>
          </table:table-cell>
          <table:table-cell office:value-type="float" office:value="-1.572697023738">
            <text:p>-1,5726970237</text:p>
          </table:table-cell>
          <table:table-cell table:number-columns-repeated="7"/>
          <table:table-cell table:style-name="ce3" table:formula="of:=6378000*ACOS(SIN(RADIANS([.L102]))*SIN(RADIANS([.$X$2]))+COS(RADIANS([.L102]))*COS(RADIANS([.$X$2]))*COS(RADIANS([.M102])-RADIANS([.$Y$2])))" office:value-type="float" office:value="2912.94438907885">
            <text:p>2913</text:p>
          </table:table-cell>
          <table:table-cell table:number-columns-repeated="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Rue de la Fantaisie/Rue Clément Maro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la Fantaisie</text:p>
          </table:table-cell>
          <table:table-cell office:value-type="string">
            <text:p>Nantes Nord</text:p>
          </table:table-cell>
          <table:table-cell office:value-type="string">
            <text:p>Nantes Nord/Barberie</text:p>
          </table:table-cell>
          <table:table-cell office:value-type="string">
            <text:p>RDV</text:p>
          </table:table-cell>
          <table:table-cell office:value-type="string">
            <text:p>De 14h30 à 19h00. 12 février, 4 juin, 22 octobre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530157668934</text:p>
          </table:table-cell>
          <table:table-cell office:value-type="float" office:value="-1.5698775521509">
            <text:p>-1,5698775522</text:p>
          </table:table-cell>
          <table:table-cell table:number-columns-repeated="7"/>
          <table:table-cell table:style-name="ce3" table:formula="of:=6378000*ACOS(SIN(RADIANS([.L103]))*SIN(RADIANS([.$X$2]))+COS(RADIANS([.L103]))*COS(RADIANS([.$X$2]))*COS(RADIANS([.M103])-RADIANS([.$Y$2])))" office:value-type="float" office:value="3317.20635930702">
            <text:p>3317</text:p>
          </table:table-cell>
          <table:table-cell table:number-columns-repeated="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Parking Beauséjou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u Chêne Vert</text:p>
          </table:table-cell>
          <table:table-cell office:value-type="string">
            <text:p>Breil - Barberie</text:p>
          </table:table-cell>
          <table:table-cell office:value-type="string">
            <text:p>Nantes Nord/Barberie</text:p>
          </table:table-cell>
          <table:table-cell office:value-type="string">
            <text:p>RDV</text:p>
          </table:table-cell>
          <table:table-cell office:value-type="string">
            <text:p>De 14h30 à 19h00. 13 février, 5 juin, 23 octobre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47,238619992713 </text:p>
          </table:table-cell>
          <table:table-cell office:value-type="float" office:value="-1.58747180633725">
            <text:p>-1,5874718063</text:p>
          </table:table-cell>
          <table:table-cell table:number-columns-repeated="7"/>
          <table:table-cell table:style-name="ce3" table:formula="of:=6378000*ACOS(SIN(RADIANS([.L104]))*SIN(RADIANS([.$X$2]))+COS(RADIANS([.L104]))*COS(RADIANS([.$X$2]))*COS(RADIANS([.M104])-RADIANS([.$Y$2])))" office:value-type="float" office:value="3940.84008359229">
            <text:p>3941</text:p>
          </table:table-cell>
          <table:table-cell table:number-columns-repeated="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Ecole Jonelière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Route de la Jonelière</text:p>
          </table:table-cell>
          <table:table-cell office:value-type="string">
            <text:p>Nantes Nord</text:p>
          </table:table-cell>
          <table:table-cell office:value-type="string">
            <text:p>Nantes Nord/Barberie</text:p>
          </table:table-cell>
          <table:table-cell office:value-type="string">
            <text:p>RDV</text:p>
          </table:table-cell>
          <table:table-cell office:value-type="string">
            <text:p>De 14h30 à 19h00. 10 février, 2 juin, 20 octobre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523238818019</text:p>
          </table:table-cell>
          <table:table-cell office:value-type="float" office:value="-1.5464849250894">
            <text:p>-1,5464849251</text:p>
          </table:table-cell>
          <table:table-cell table:number-columns-repeated="7"/>
          <table:table-cell table:style-name="ce3" table:formula="of:=6378000*ACOS(SIN(RADIANS([.L105]))*SIN(RADIANS([.$X$2]))+COS(RADIANS([.L105]))*COS(RADIANS([.$X$2]))*COS(RADIANS([.M105])-RADIANS([.$Y$2])))" office:value-type="float" office:value="2165.13230157012">
            <text:p>2165</text:p>
          </table:table-cell>
          <table:table-cell table:number-columns-repeated="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Mairie Annexe Nantes Sud</text:p>
          </table:table-cell>
          <table:table-cell office:value-type="string">
            <text:p>Mairie annexe</text:p>
          </table:table-cell>
          <table:table-cell office:value-type="float" office:value="69">
            <text:p>69</text:p>
          </table:table-cell>
          <table:table-cell office:value-type="string">
            <text:p>Boulevard Joliot Curie</text:p>
          </table:table-cell>
          <table:table-cell office:value-type="string">
            <text:p>Nantes Sud</text:p>
          </table:table-cell>
          <table:table-cell office:value-type="string">
            <text:p>Malakoff/Nantes Sud</text:p>
          </table:table-cell>
          <table:table-cell office:value-type="string">
            <text:p>PDIS</text:p>
          </table:table-cell>
          <table:table-cell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47,1940947349268</text:p>
          </table:table-cell>
          <table:table-cell office:value-type="float" office:value="-1.5316101113983">
            <text:p>-1,5316101114</text:p>
          </table:table-cell>
          <table:table-cell table:number-columns-repeated="5" office:value-type="string">
            <text:p>de 9h à 12h et de 13h15 à 17h30</text:p>
          </table:table-cell>
          <table:table-cell/>
          <table:table-cell office:value-type="string">
            <text:p>fermé</text:p>
          </table:table-cell>
          <table:table-cell table:style-name="ce3" table:formula="of:=6378000*ACOS(SIN(RADIANS([.L106]))*SIN(RADIANS([.$X$2]))+COS(RADIANS([.L106]))*COS(RADIANS([.$X$2]))*COS(RADIANS([.M106])-RADIANS([.$Y$2])))" office:value-type="float" office:value="4486.15636559514">
            <text:p>4486</text:p>
          </table:table-cell>
          <table:table-cell table:number-columns-repeated="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Nantes Habitat Agence Goudy</text:p>
          </table:table-cell>
          <table:table-cell office:value-type="string">
            <text:p>Organisme HLM</text:p>
          </table:table-cell>
          <table:table-cell office:value-type="float" office:value="8">
            <text:p>8</text:p>
          </table:table-cell>
          <table:table-cell office:value-type="string">
            <text:p>Rue Gabriel Goudy</text:p>
          </table:table-cell>
          <table:table-cell office:value-type="string">
            <text:p>Nantes Sud</text:p>
          </table:table-cell>
          <table:table-cell office:value-type="string">
            <text:p>Malakoff/Nantes Sud</text:p>
          </table:table-cell>
          <table:table-cell office:value-type="string">
            <text:p>PDIS</text:p>
          </table:table-cell>
          <table:table-cell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47,1954039867101</text:p>
          </table:table-cell>
          <table:table-cell office:value-type="float" office:value="-1.5412558978975">
            <text:p>-1,5412558979</text:p>
          </table:table-cell>
          <table:table-cell table:number-columns-repeated="5" office:value-type="string">
            <text:p>de 8h30 à 12h00 et de 13h30 à 17h00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107]))*SIN(RADIANS([.$X$2]))+COS(RADIANS([.L107]))*COS(RADIANS([.$X$2]))*COS(RADIANS([.M107])-RADIANS([.$Y$2])))" office:value-type="float" office:value="4349.80702445503">
            <text:p>4350</text:p>
          </table:table-cell>
          <table:table-cell table:number-columns-repeated="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Super U St Jacques</text:p>
          </table:table-cell>
          <table:table-cell office:value-type="string">
            <text:p>Commerce</text:p>
          </table:table-cell>
          <table:table-cell office:value-type="float" office:value="75">
            <text:p>75</text:p>
          </table:table-cell>
          <table:table-cell office:value-type="string">
            <text:p>Boulevard Joliot Curie</text:p>
          </table:table-cell>
          <table:table-cell office:value-type="string">
            <text:p>Nantes Sud</text:p>
          </table:table-cell>
          <table:table-cell office:value-type="string">
            <text:p>Malakoff/Nantes Sud</text:p>
          </table:table-cell>
          <table:table-cell office:value-type="string">
            <text:p>PDIS</text:p>
          </table:table-cell>
          <table:table-cell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47,1938030862539</text:p>
          </table:table-cell>
          <table:table-cell office:value-type="float" office:value="-1.5307382543624">
            <text:p>-1,5307382544</text:p>
          </table:table-cell>
          <table:table-cell table:number-columns-repeated="6" office:value-type="string">
            <text:p>de 8h30 à 19h30</text:p>
          </table:table-cell>
          <table:table-cell office:value-type="string">
            <text:p>de 9h à 12h30</text:p>
          </table:table-cell>
          <table:table-cell table:style-name="ce3" table:formula="of:=6378000*ACOS(SIN(RADIANS([.L108]))*SIN(RADIANS([.$X$2]))+COS(RADIANS([.L108]))*COS(RADIANS([.$X$2]))*COS(RADIANS([.M108])-RADIANS([.$Y$2])))" office:value-type="float" office:value="4523.55803542723">
            <text:p>4524</text:p>
          </table:table-cell>
          <table:table-cell table:number-columns-repeated="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Place du Muguet Nantai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u Muguet Nantais</text:p>
          </table:table-cell>
          <table:table-cell office:value-type="string">
            <text:p>Nantes Sud</text:p>
          </table:table-cell>
          <table:table-cell office:value-type="string">
            <text:p>Malakoff/Nantes Sud</text:p>
          </table:table-cell>
          <table:table-cell office:value-type="string">
            <text:p>RDV</text:p>
          </table:table-cell>
          <table:table-cell office:value-type="string">
            <text:p>De 09h00 à 13h00. 11 janvier, 12 avril, 20 septembre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47,1943572452049</text:p>
          </table:table-cell>
          <table:table-cell office:value-type="float" office:value="-1.5287996755375">
            <text:p>-1,5287996755</text:p>
          </table:table-cell>
          <table:table-cell table:number-columns-repeated="7"/>
          <table:table-cell table:style-name="ce3" table:formula="of:=6378000*ACOS(SIN(RADIANS([.L109]))*SIN(RADIANS([.$X$2]))+COS(RADIANS([.L109]))*COS(RADIANS([.$X$2]))*COS(RADIANS([.M109])-RADIANS([.$Y$2])))" office:value-type="float" office:value="4476.84884474531">
            <text:p>4477</text:p>
          </table:table-cell>
          <table:table-cell table:number-columns-repeated="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Pirmil - Gare routièr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Esnoult des Châtelets</text:p>
          </table:table-cell>
          <table:table-cell office:value-type="string">
            <text:p>Nantes Sud</text:p>
          </table:table-cell>
          <table:table-cell office:value-type="string">
            <text:p>Malakoff/Nantes Sud</text:p>
          </table:table-cell>
          <table:table-cell office:value-type="string">
            <text:p>RDV</text:p>
          </table:table-cell>
          <table:table-cell office:value-type="string">
            <text:p>De 14h30 à 19h00. 8 janvier, 9 avril, 17 septembre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47,1965881376402</text:p>
          </table:table-cell>
          <table:table-cell office:value-type="float" office:value="-1.5417292545625">
            <text:p>-1,5417292546</text:p>
          </table:table-cell>
          <table:table-cell table:number-columns-repeated="7"/>
          <table:table-cell table:style-name="ce3" table:formula="of:=6378000*ACOS(SIN(RADIANS([.L110]))*SIN(RADIANS([.$X$2]))+COS(RADIANS([.L110]))*COS(RADIANS([.$X$2]))*COS(RADIANS([.M110])-RADIANS([.$Y$2])))" office:value-type="float" office:value="4222.32134659658">
            <text:p>4222</text:p>
          </table:table-cell>
          <table:table-cell table:number-columns-repeated="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Casino</text:p>
          </table:table-cell>
          <table:table-cell office:value-type="string">
            <text:p>Commerce</text:p>
          </table:table-cell>
          <table:table-cell office:value-type="float" office:value="103">
            <text:p>103</text:p>
          </table:table-cell>
          <table:table-cell office:value-type="string">
            <text:p>Rue Général Buat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69310946374</text:p>
          </table:table-cell>
          <table:table-cell office:value-type="float" office:value="-1.5426653126463">
            <text:p>-1,5426653126</text:p>
          </table:table-cell>
          <table:table-cell table:number-columns-repeated="6" office:value-type="string">
            <text:p>de 8h45 à 20h </text:p>
          </table:table-cell>
          <table:table-cell office:value-type="string">
            <text:p>fermé</text:p>
          </table:table-cell>
          <table:table-cell table:style-name="ce3" table:formula="of:=6378000*ACOS(SIN(RADIANS([.L111]))*SIN(RADIANS([.$X$2]))+COS(RADIANS([.L111]))*COS(RADIANS([.$X$2]))*COS(RADIANS([.M111])-RADIANS([.$Y$2])))" office:value-type="float" office:value="973.709935471832">
            <text:p>974</text:p>
          </table:table-cell>
          <table:table-cell table:number-columns-repeated="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Super U</text:p>
          </table:table-cell>
          <table:table-cell office:value-type="string">
            <text:p>Commerce</text:p>
          </table:table-cell>
          <table:table-cell office:value-type="float" office:value="66">
            <text:p>66</text:p>
          </table:table-cell>
          <table:table-cell office:value-type="string">
            <text:p>Boulevard Ernest Dalby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37968372807</text:p>
          </table:table-cell>
          <table:table-cell office:value-type="float" office:value="-1.5305159069223">
            <text:p>-1,5305159069</text:p>
          </table:table-cell>
          <table:table-cell table:number-columns-repeated="6" office:value-type="string">
            <text:p>de 8h30 à 20h30</text:p>
          </table:table-cell>
          <table:table-cell office:value-type="string">
            <text:p>fermé</text:p>
          </table:table-cell>
          <table:table-cell table:style-name="ce3" table:formula="of:=6378000*ACOS(SIN(RADIANS([.L112]))*SIN(RADIANS([.$X$2]))+COS(RADIANS([.L112]))*COS(RADIANS([.$X$2]))*COS(RADIANS([.M112])-RADIANS([.$Y$2])))" office:value-type="float" office:value="1233.46967235882">
            <text:p>1233</text:p>
          </table:table-cell>
          <table:table-cell table:number-columns-repeated="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Shopi</text:p>
          </table:table-cell>
          <table:table-cell office:value-type="string">
            <text:p>Commerce</text:p>
          </table:table-cell>
          <table:table-cell office:value-type="float" office:value="1">
            <text:p>1</text:p>
          </table:table-cell>
          <table:table-cell office:value-type="string">
            <text:p>Boulevard des Professeurs Sourdille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350815675807</text:p>
          </table:table-cell>
          <table:table-cell office:value-type="float" office:value="-1.5472726461466">
            <text:p>-1,5472726461</text:p>
          </table:table-cell>
          <table:table-cell table:number-columns-repeated="6" office:value-type="string">
            <text:p>de 8h à 20h30</text:p>
          </table:table-cell>
          <table:table-cell office:value-type="string">
            <text:p>fermé</text:p>
          </table:table-cell>
          <table:table-cell table:style-name="ce3" table:formula="of:=6378000*ACOS(SIN(RADIANS([.L113]))*SIN(RADIANS([.$X$2]))+COS(RADIANS([.L113]))*COS(RADIANS([.$X$2]))*COS(RADIANS([.M113])-RADIANS([.$Y$2])))" office:value-type="float" office:value="877.428127239811">
            <text:p>877</text:p>
          </table:table-cell>
          <table:table-cell table:number-columns-repeated="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termarché</text:p>
          </table:table-cell>
          <table:table-cell office:value-type="string">
            <text:p>Commerce</text:p>
          </table:table-cell>
          <table:table-cell office:value-type="float" office:value="20">
            <text:p>20</text:p>
          </table:table-cell>
          <table:table-cell office:value-type="string">
            <text:p>Rue Pitre Chevalier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40146408693</text:p>
          </table:table-cell>
          <table:table-cell office:value-type="float" office:value="-1.5507635966278">
            <text:p>-1,5507635966</text:p>
          </table:table-cell>
          <table:table-cell table:number-columns-repeated="6" office:value-type="string">
            <text:p>de 9h à 20h</text:p>
          </table:table-cell>
          <table:table-cell office:value-type="string">
            <text:p>fermé</text:p>
          </table:table-cell>
          <table:table-cell table:style-name="ce3" table:formula="of:=6378000*ACOS(SIN(RADIANS([.L114]))*SIN(RADIANS([.$X$2]))+COS(RADIANS([.L114]))*COS(RADIANS([.$X$2]))*COS(RADIANS([.M114])-RADIANS([.$Y$2])))" office:value-type="float" office:value="1613.51522227684">
            <text:p>1614</text:p>
          </table:table-cell>
          <table:table-cell table:number-columns-repeated="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Boulangerie Le blé d'or</text:p>
          </table:table-cell>
          <table:table-cell office:value-type="string">
            <text:p>Commerce</text:p>
          </table:table-cell>
          <table:table-cell office:value-type="float" office:value="30">
            <text:p>30</text:p>
          </table:table-cell>
          <table:table-cell office:value-type="string">
            <text:p>Rue de Coulmiers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14550600641</text:p>
          </table:table-cell>
          <table:table-cell office:value-type="float" office:value="-1.535970490165">
            <text:p>-1,5359704902</text:p>
          </table:table-cell>
          <table:table-cell table:number-columns-repeated="5" office:value-type="string">
            <text:p>de 7h à 14h et de 15h à 20h</text:p>
          </table:table-cell>
          <table:table-cell office:value-type="string">
            <text:p>de 7h15 à 13h et de 15h30 à 19h30</text:p>
          </table:table-cell>
          <table:table-cell office:value-type="string">
            <text:p>fermé</text:p>
          </table:table-cell>
          <table:table-cell table:style-name="ce3" table:formula="of:=6378000*ACOS(SIN(RADIANS([.L115]))*SIN(RADIANS([.$X$2]))+COS(RADIANS([.L115]))*COS(RADIANS([.$X$2]))*COS(RADIANS([.M115])-RADIANS([.$Y$2])))" office:value-type="float" office:value="1429.82450582696">
            <text:p>1430</text:p>
          </table:table-cell>
          <table:table-cell table:number-columns-repeated="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Boulangerie Rainard</text:p>
          </table:table-cell>
          <table:table-cell office:value-type="string">
            <text:p>Commerce</text:p>
          </table:table-cell>
          <table:table-cell office:value-type="float" office:value="3">
            <text:p>3</text:p>
          </table:table-cell>
          <table:table-cell office:value-type="string">
            <text:p>Route de Saint Joseph</text:p>
          </table:table-cell>
          <table:table-cell office:value-type="string">
            <text:p>Nantes Erdre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349123885969</text:p>
          </table:table-cell>
          <table:table-cell office:value-type="float" office:value="-1.541292706317">
            <text:p>-1,5412927063</text:p>
          </table:table-cell>
          <table:table-cell table:number-columns-repeated="3" office:value-type="string">
            <text:p>de 6h30 à 13h15 et de 15h à 19h30</text:p>
          </table:table-cell>
          <table:table-cell office:value-type="string">
            <text:p>fermé</text:p>
          </table:table-cell>
          <table:table-cell table:number-columns-repeated="2" office:value-type="string">
            <text:p>de 6h30 à 13h15 et de 15h à 19h30</text:p>
          </table:table-cell>
          <table:table-cell office:value-type="string">
            <text:p>fermé</text:p>
          </table:table-cell>
          <table:table-cell table:style-name="ce3" table:formula="of:=6378000*ACOS(SIN(RADIANS([.L116]))*SIN(RADIANS([.$X$2]))+COS(RADIANS([.L116]))*COS(RADIANS([.$X$2]))*COS(RADIANS([.M116])-RADIANS([.$Y$2])))" office:value-type="float" office:value="426.608951876557">
            <text:p>427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ôle Municipal Strasbourg, Manufacture des tabacs</text:p>
          </table:table-cell>
          <table:table-cell office:value-type="string">
            <text:p>Service municipal</text:p>
          </table:table-cell>
          <table:table-cell office:value-type="float" office:value="11">
            <text:p>11</text:p>
          </table:table-cell>
          <table:table-cell office:value-type="string">
            <text:p>Boulevard de Stalingrad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19327316701 </text:p>
          </table:table-cell>
          <table:table-cell office:value-type="float" office:value="-1.53597100189595">
            <text:p>-1,5359710019</text:p>
          </table:table-cell>
          <table:table-cell table:number-columns-repeated="5" office:value-type="string">
            <text:p>de 9h à 12h30 et de 13h30 à 17h 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117]))*SIN(RADIANS([.$X$2]))+COS(RADIANS([.L117]))*COS(RADIANS([.$X$2]))*COS(RADIANS([.M117])-RADIANS([.$Y$2])))" office:value-type="float" office:value="1666.66155232159">
            <text:p>1667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Rue Pitre Chevalier/Allée Reine Margo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Pitre Chevalier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RDV</text:p>
          </table:table-cell>
          <table:table-cell office:value-type="string">
            <text:p>De 14h30 à 19h00. 5 février, 21 mai, 15 octo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37506960654</text:p>
          </table:table-cell>
          <table:table-cell office:value-type="float" office:value="-1.5506959510217">
            <text:p>-1,550695951</text:p>
          </table:table-cell>
          <table:table-cell table:number-columns-repeated="7"/>
          <table:table-cell table:style-name="ce3" table:formula="of:=6378000*ACOS(SIN(RADIANS([.L118]))*SIN(RADIANS([.$X$2]))+COS(RADIANS([.L118]))*COS(RADIANS([.$X$2]))*COS(RADIANS([.M118])-RADIANS([.$Y$2])))" office:value-type="float" office:value="1630.94116760709">
            <text:p>1631</text:p>
          </table:table-cell>
          <table:table-cell table:number-columns-repeated="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Boulevard Ernest Dalby - <text:s/>parking Super U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Boulevard Ernest Dalby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RDV</text:p>
          </table:table-cell>
          <table:table-cell office:value-type="string">
            <text:p>De 14h30 à 19h00. 6 février, 22 mai, 16 octo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41475694462</text:p>
          </table:table-cell>
          <table:table-cell office:value-type="float" office:value="-1.5304882397471">
            <text:p>-1,5304882397</text:p>
          </table:table-cell>
          <table:table-cell table:number-columns-repeated="7"/>
          <table:table-cell table:style-name="ce3" table:formula="of:=6378000*ACOS(SIN(RADIANS([.L119]))*SIN(RADIANS([.$X$2]))+COS(RADIANS([.L119]))*COS(RADIANS([.$X$2]))*COS(RADIANS([.M119])-RADIANS([.$Y$2])))" office:value-type="float" office:value="1197.22097015666">
            <text:p>1197</text:p>
          </table:table-cell>
          <table:table-cell table:number-columns-repeated="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Place des enfants nantai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s Enfants Nantais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RDV</text:p>
          </table:table-cell>
          <table:table-cell office:value-type="string">
            <text:p>De 09h00 à 13h00. 8 février, 24 mai, 18 octo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87750306491</text:p>
          </table:table-cell>
          <table:table-cell office:value-type="float" office:value="-1.5428808052253">
            <text:p>-1,5428808052</text:p>
          </table:table-cell>
          <table:table-cell table:number-columns-repeated="7"/>
          <table:table-cell table:style-name="ce3" table:formula="of:=6378000*ACOS(SIN(RADIANS([.L120]))*SIN(RADIANS([.$X$2]))+COS(RADIANS([.L120]))*COS(RADIANS([.$X$2]))*COS(RADIANS([.M120])-RADIANS([.$Y$2])))" office:value-type="float" office:value="819.096032318722">
            <text:p>819</text:p>
          </table:table-cell>
          <table:table-cell table:number-columns-repeated="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Eglise Saint Augusti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s Roches Grises</text:p>
          </table:table-cell>
          <table:table-cell office:value-type="string">
            <text:p>Nantes Erdre</text:p>
          </table:table-cell>
          <table:table-cell office:value-type="string">
            <text:p>Saint-Donatien</text:p>
          </table:table-cell>
          <table:table-cell office:value-type="string">
            <text:p>RDV</text:p>
          </table:table-cell>
          <table:table-cell office:value-type="string">
            <text:p>De 14h30 à 19h00. 7 février, 23 mai, 17 octobre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38645194009 </text:p>
          </table:table-cell>
          <table:table-cell office:value-type="float" office:value="-1.54504959881403">
            <text:p>-1,5450495988</text:p>
          </table:table-cell>
          <table:table-cell table:number-columns-repeated="7"/>
          <table:table-cell table:style-name="ce3" table:formula="of:=6378000*ACOS(SIN(RADIANS([.L121]))*SIN(RADIANS([.$X$2]))+COS(RADIANS([.L121]))*COS(RADIANS([.$X$2]))*COS(RADIANS([.M121])-RADIANS([.$Y$2])))" office:value-type="float" office:value="855.098838242513">
            <text:p>855</text:p>
          </table:table-cell>
          <table:table-cell table:number-columns-repeated="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Intersection Rues Turpin et Gambett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Sophie Trébuchet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RDV</text:p>
          </table:table-cell>
          <table:table-cell office:value-type="string">
            <text:p>De 14h30 à 19h00. 3 février, 19 mai, 13 octobr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05801969752</text:p>
          </table:table-cell>
          <table:table-cell office:value-type="float" office:value="-1.5455067820404">
            <text:p>-1,545506782</text:p>
          </table:table-cell>
          <table:table-cell table:number-columns-repeated="7"/>
          <table:table-cell table:style-name="ce3" table:formula="of:=6378000*ACOS(SIN(RADIANS([.L122]))*SIN(RADIANS([.$X$2]))+COS(RADIANS([.L122]))*COS(RADIANS([.$X$2]))*COS(RADIANS([.M122])-RADIANS([.$Y$2])))" office:value-type="float" office:value="1696.81467899689">
            <text:p>1697</text:p>
          </table:table-cell>
          <table:table-cell table:number-columns-repeated="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Intermarché</text:p>
          </table:table-cell>
          <table:table-cell office:value-type="string">
            <text:p>Commerce</text:p>
          </table:table-cell>
          <table:table-cell office:value-type="float" office:value="20">
            <text:p>20</text:p>
          </table:table-cell>
          <table:table-cell office:value-type="string">
            <text:p>Rue Pitre Chevalier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Vent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41361571251</text:p>
          </table:table-cell>
          <table:table-cell office:value-type="float" office:value="-1.5509238965995">
            <text:p>-1,5509238966</text:p>
          </table:table-cell>
          <table:table-cell table:number-columns-repeated="6" office:value-type="string">
            <text:p>de 9h à 20h</text:p>
          </table:table-cell>
          <table:table-cell office:value-type="string">
            <text:p>fermé</text:p>
          </table:table-cell>
          <table:table-cell table:style-name="ce3" table:formula="of:=6378000*ACOS(SIN(RADIANS([.L123]))*SIN(RADIANS([.$X$2]))+COS(RADIANS([.L123]))*COS(RADIANS([.$X$2]))*COS(RADIANS([.M123])-RADIANS([.$Y$2])))" office:value-type="float" office:value="1612.55830582873">
            <text:p>1613</text:p>
          </table:table-cell>
          <table:table-cell table:number-columns-repeated="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Super U Dalby</text:p>
          </table:table-cell>
          <table:table-cell office:value-type="string">
            <text:p>Commerce</text:p>
          </table:table-cell>
          <table:table-cell office:value-type="float" office:value="66">
            <text:p>66</text:p>
          </table:table-cell>
          <table:table-cell office:value-type="string">
            <text:p>Boulevard Dalby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Vent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47,2237968372807</text:p>
          </table:table-cell>
          <table:table-cell office:value-type="float" office:value="-1.5305159069223">
            <text:p>-1,5305159069</text:p>
          </table:table-cell>
          <table:table-cell table:number-columns-repeated="6" office:value-type="string">
            <text:p>de 8h30 à 20h30</text:p>
          </table:table-cell>
          <table:table-cell office:value-type="string">
            <text:p>fermé</text:p>
          </table:table-cell>
          <table:table-cell table:style-name="ce3" table:formula="of:=6378000*ACOS(SIN(RADIANS([.L124]))*SIN(RADIANS([.$X$2]))+COS(RADIANS([.L124]))*COS(RADIANS([.$X$2]))*COS(RADIANS([.M124])-RADIANS([.$Y$2])))" office:value-type="float" office:value="1233.46967235882">
            <text:p>1233</text:p>
          </table:table-cell>
          <table:table-cell table:number-columns-repeated="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Pôle de Proximité Erdre et Loire</text:p>
          </table:table-cell>
          <table:table-cell office:value-type="string">
            <text:p>Pôle de proximité</text:p>
          </table:table-cell>
          <table:table-cell office:value-type="float" office:value="2">
            <text:p>2</text:p>
          </table:table-cell>
          <table:table-cell office:value-type="string">
            <text:p>Rue Edouard Nignon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47,2754117135983</text:p>
          </table:table-cell>
          <table:table-cell office:value-type="float" office:value="-1.5102931594167">
            <text:p>-1,5102931594</text:p>
          </table:table-cell>
          <table:table-cell table:number-columns-repeated="5" office:value-type="string">
            <text:p>De 8h30 à 12h30 et de 13h30 à 17h30</text:p>
          </table:table-cell>
          <table:table-cell table:number-columns-repeated="2" office:value-type="string">
            <text:p>fermé</text:p>
          </table:table-cell>
          <table:table-cell table:style-name="ce3" table:formula="of:=6378000*ACOS(SIN(RADIANS([.L125]))*SIN(RADIANS([.$X$2]))+COS(RADIANS([.L125]))*COS(RADIANS([.$X$2]))*COS(RADIANS([.M125])-RADIANS([.$Y$2])))" office:value-type="float" office:value="4963.50646125253">
            <text:p>4964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3"/>
          <table:table-cell table:number-columns-repeated="4"/>
        </table:table-row>
        <table:table-row table:style-name="ro1" table:number-rows-repeated="104844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Feuille1.A1:Feuille1.U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5:51:04</meta:creation-date>
    <dc:date>2014-01-30T18:21:56</dc:date>
    <meta:editing-duration>PT1H8M12S</meta:editing-duration>
    <meta:editing-cycles>18</meta:editing-cycles>
    <meta:generator>LibreOffice/3.5$Linux_x86 LibreOffice_project/350m1$Build-2</meta:generator>
    <meta:document-statistic meta:table-count="1" meta:cell-count="2124" meta:object-count="0"/>
  </office:meta>
</office:document-meta>
</file>